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Arial2" svg:font-family="Arial2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Excel_BuiltIn_Comma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style:vertical-align="middle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Excel_BuiltIn_Comma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ET_2018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3" table:default-cell-style-name="ce1"/>
        <table:table-column table:style-name="co13" table:number-columns-repeated="15361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575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Setembro-2018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82523.41" table:style-name="ce14">
            <text:p>82.523<text:s/></text:p>
          </table:table-cell>
          <table:table-cell office:value-type="float" office:value="77617.06" table:style-name="ce14">
            <text:p>77.617<text:s/></text:p>
          </table:table-cell>
          <table:table-cell office:value-type="float" office:value="66561052.799999997" table:style-name="ce14">
            <text:p>66.561.053<text:s/></text:p>
          </table:table-cell>
          <table:table-cell office:value-type="float" office:value="568.46" table:style-name="ce14">
            <text:p>568<text:s/></text:p>
          </table:table-cell>
          <table:table-cell office:value-type="float" office:value="76538944.969999999" table:style-name="ce14">
            <text:p>76.538.945<text:s/></text:p>
          </table:table-cell>
          <table:table-cell office:value-type="float" office:value="44550470.25" table:style-name="ce14">
            <text:p>44.550.470<text:s/></text:p>
          </table:table-cell>
          <table:table-cell office:value-type="float" office:value="3056556.69" table:style-name="ce14">
            <text:p>3.056.557<text:s/></text:p>
          </table:table-cell>
          <table:table-cell office:value-type="float" office:value="166297383.49000001" table:style-name="ce14">
            <text:p>166.297.383<text:s/></text:p>
          </table:table-cell>
          <table:table-cell office:value-type="float" office:value="24289985.010000002" table:style-name="ce14">
            <text:p>24.289.985<text:s/></text:p>
          </table:table-cell>
          <table:table-cell office:value-type="float" office:value="1161847.8899999999" table:style-name="ce14">
            <text:p>1.161.848<text:s/></text:p>
          </table:table-cell>
          <table:table-cell office:value-type="float" office:value="90357275.650000006" table:style-name="ce14">
            <text:p>90.357.276<text:s/></text:p>
          </table:table-cell>
          <table:table-cell office:value-type="float" office:value="104147.54" table:style-name="ce14">
            <text:p>104.148<text:s/></text:p>
          </table:table-cell>
          <table:table-cell office:value-type="float" office:value="2055147.21" table:style-name="ce14">
            <text:p>2.055.147<text:s/></text:p>
          </table:table-cell>
          <table:table-cell office:value-type="float" office:value="16490880.390000001" table:style-name="ce14">
            <text:p>16.490.880<text:s/></text:p>
          </table:table-cell>
          <table:table-cell office:value-type="float" office:value="2836716.35" table:style-name="ce14">
            <text:p>2.836.716<text:s/></text:p>
          </table:table-cell>
          <table:table-cell office:value-type="float" office:value="59047091.979999997" table:style-name="ce14">
            <text:p>59.047.092<text:s/></text:p>
          </table:table-cell>
          <table:table-cell office:value-type="float" office:value="68408.33" table:style-name="ce14">
            <text:p>68.408<text:s/></text:p>
          </table:table-cell>
          <table:table-cell office:value-type="float" office:value="288778213.51999998" table:style-name="ce14">
            <text:p>288.778.214<text:s/></text:p>
          </table:table-cell>
          <table:table-cell office:value-type="float" office:value="287327339.81999999" table:style-name="ce14">
            <text:p>287.327.340<text:s/></text:p>
          </table:table-cell>
          <table:table-cell office:value-type="float" office:value="1433510.69" table:style-name="ce14">
            <text:p>1.433.511<text:s/></text:p>
          </table:table-cell>
          <table:table-cell office:value-type="float" office:value="3956.99" table:style-name="ce14">
            <text:p>3.957<text:s/></text:p>
          </table:table-cell>
          <table:table-cell office:value-type="float" office:value="21292.240000000002" table:style-name="ce14">
            <text:p>21.292<text:s/></text:p>
          </table:table-cell>
          <table:table-cell office:value-type="float" office:value="117203068.01000001" table:style-name="ce14">
            <text:p>117.203.068<text:s/></text:p>
          </table:table-cell>
          <table:table-cell office:value-type="float" office:value="530595597.25" table:style-name="ce14">
            <text:p>530.595.597<text:s/></text:p>
          </table:table-cell>
          <table:table-cell office:value-type="float" office:value="188062.84" table:style-name="ce14">
            <text:p>188.063<text:s/></text:p>
          </table:table-cell>
          <table:table-cell office:value-type="float" office:value="1752862621.5699999" table:style-name="ce14">
            <text:p>1.752.862.622<text:s/></text:p>
          </table:table-cell>
          <table:table-cell office:value-type="float" office:value="15.11" table:style-name="ce14">
            <text:p>15<text:s/></text:p>
          </table:table-cell>
          <table:table-cell office:value-type="float" office:value="3531990295.52" table:style-name="ce15">
            <text:p>3.531.990.29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177.27" table:style-name="ce17">
            <text:p>177<text:s/></text:p>
          </table:table-cell>
          <table:table-cell office:value-type="float" office:value="1509.57" table:style-name="ce17">
            <text:p>1.510<text:s/></text:p>
          </table:table-cell>
          <table:table-cell office:value-type="float" office:value="454.34" table:style-name="ce17">
            <text:p>454<text:s/></text:p>
          </table:table-cell>
          <table:table-cell office:value-type="float" office:value="82.29" table:style-name="ce17">
            <text:p>82<text:s/></text:p>
          </table:table-cell>
          <table:table-cell office:value-type="float" office:value="4422.55" table:style-name="ce17">
            <text:p>4.423<text:s/></text:p>
          </table:table-cell>
          <table:table-cell office:value-type="float" office:value="38.799999999999997" table:style-name="ce17">
            <text:p>39<text:s/></text:p>
          </table:table-cell>
          <table:table-cell office:value-type="float" office:value="-13.06" table:style-name="ce17">
            <text:p>(13)</text:p>
          </table:table-cell>
          <table:table-cell office:value-type="float" office:value="863.02" table:style-name="ce17">
            <text:p>863<text:s/></text:p>
          </table:table-cell>
          <table:table-cell office:value-type="float" office:value="6592.49" table:style-name="ce17">
            <text:p>6.592<text:s/></text:p>
          </table:table-cell>
          <table:table-cell office:value-type="float" office:value="455.8" table:style-name="ce17">
            <text:p>456<text:s/></text:p>
          </table:table-cell>
          <table:table-cell office:value-type="float" office:value="10409.48" table:style-name="ce17">
            <text:p>10.409<text:s/></text:p>
          </table:table-cell>
          <table:table-cell office:value-type="float" office:value="-41.2" table:style-name="ce17">
            <text:p>(41)</text:p>
          </table:table-cell>
          <table:table-cell office:value-type="float" office:value="2902.15" table:style-name="ce17">
            <text:p>2.902<text:s/></text:p>
          </table:table-cell>
          <table:table-cell office:value-type="float" office:value="12766.38" table:style-name="ce17">
            <text:p>12.766<text:s/></text:p>
          </table:table-cell>
          <table:table-cell office:value-type="float" office:value="-853.84" table:style-name="ce17">
            <text:p>(854)</text:p>
          </table:table-cell>
          <table:table-cell office:value-type="float" office:value="-402.09" table:style-name="ce17">
            <text:p>(402)</text:p>
          </table:table-cell>
          <table:table-cell office:value-type="float" office:value="67.25" table:style-name="ce17">
            <text:p>67<text:s/></text:p>
          </table:table-cell>
          <table:table-cell office:value-type="float" office:value="95201.17" table:style-name="ce17">
            <text:p>95.201<text:s/></text:p>
          </table:table-cell>
          <table:table-cell office:value-type="float" office:value="2451.35" table:style-name="ce17">
            <text:p>2.451<text:s/></text:p>
          </table:table-cell>
          <table:table-cell office:value-type="float" office:value="22.47" table:style-name="ce17">
            <text:p>22<text:s/></text:p>
          </table:table-cell>
          <table:table-cell office:value-type="float" office:value="74.05" table:style-name="ce17">
            <text:p>74<text:s/></text:p>
          </table:table-cell>
          <table:table-cell office:value-type="float" office:value="-0.28999999999999998" table:style-name="ce17">
            <text:p>(0)</text:p>
          </table:table-cell>
          <table:table-cell office:value-type="float" office:value="5125.54" table:style-name="ce17">
            <text:p>5.126<text:s/></text:p>
          </table:table-cell>
          <table:table-cell office:value-type="float" office:value="9976.6299999999992" table:style-name="ce17">
            <text:p>9.977<text:s/></text:p>
          </table:table-cell>
          <table:table-cell office:value-type="float" office:value="17.170000000000002" table:style-name="ce17">
            <text:p>17<text:s/></text:p>
          </table:table-cell>
          <table:table-cell office:value-type="float" office:value="686069.24" table:style-name="ce17">
            <text:p>686.069<text:s/></text:p>
          </table:table-cell>
          <table:table-cell office:value-type="float" office:value="4713.6899999999996" table:style-name="ce17">
            <text:p>4.714<text:s/></text:p>
          </table:table-cell>
          <table:table-cell office:value-type="float" office:value="843082.22" table:style-name="ce18">
            <text:p>843.08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248621.11" table:style-name="ce17">
            <text:p>248.621<text:s/></text:p>
          </table:table-cell>
          <table:table-cell office:value-type="float" office:value="5652263.1200000001" table:style-name="ce17">
            <text:p>5.652.263<text:s/></text:p>
          </table:table-cell>
          <table:table-cell office:value-type="float" office:value="15599118.289999999" table:style-name="ce17">
            <text:p>15.599.118<text:s/></text:p>
          </table:table-cell>
          <table:table-cell office:value-type="float" office:value="235088.84" table:style-name="ce17">
            <text:p>235.089<text:s/></text:p>
          </table:table-cell>
          <table:table-cell office:value-type="float" office:value="144134523.36000001" table:style-name="ce17">
            <text:p>144.134.523<text:s/></text:p>
          </table:table-cell>
          <table:table-cell office:value-type="float" office:value="34687412.850000001" table:style-name="ce17">
            <text:p>34.687.413<text:s/></text:p>
          </table:table-cell>
          <table:table-cell office:value-type="float" office:value="5911479.5700000003" table:style-name="ce17">
            <text:p>5.911.480<text:s/></text:p>
          </table:table-cell>
          <table:table-cell office:value-type="float" office:value="177432182.94" table:style-name="ce17">
            <text:p>177.432.183<text:s/></text:p>
          </table:table-cell>
          <table:table-cell office:value-type="float" office:value="72475822.359999999" table:style-name="ce17">
            <text:p>72.475.822<text:s/></text:p>
          </table:table-cell>
          <table:table-cell office:value-type="float" office:value="4866984.7699999996" table:style-name="ce17">
            <text:p>4.866.985<text:s/></text:p>
          </table:table-cell>
          <table:table-cell office:value-type="float" office:value="556436325.89999998" table:style-name="ce17">
            <text:p>556.436.326<text:s/></text:p>
          </table:table-cell>
          <table:table-cell office:value-type="float" office:value="8303010.9000000004" table:style-name="ce17">
            <text:p>8.303.011<text:s/></text:p>
          </table:table-cell>
          <table:table-cell office:value-type="float" office:value="8441754.2599999998" table:style-name="ce17">
            <text:p>8.441.754<text:s/></text:p>
          </table:table-cell>
          <table:table-cell office:value-type="float" office:value="18694886.789999999" table:style-name="ce17">
            <text:p>18.694.887<text:s/></text:p>
          </table:table-cell>
          <table:table-cell office:value-type="float" office:value="9184541.1600000001" table:style-name="ce17">
            <text:p>9.184.541<text:s/></text:p>
          </table:table-cell>
          <table:table-cell office:value-type="float" office:value="127278380.45999999" table:style-name="ce17">
            <text:p>127.278.380<text:s/></text:p>
          </table:table-cell>
          <table:table-cell office:value-type="float" office:value="3246777.66" table:style-name="ce17">
            <text:p>3.246.778<text:s/></text:p>
          </table:table-cell>
          <table:table-cell office:value-type="float" office:value="294444528.19999999" table:style-name="ce17">
            <text:p>294.444.528<text:s/></text:p>
          </table:table-cell>
          <table:table-cell office:value-type="float" office:value="293080458.56999999" table:style-name="ce17">
            <text:p>293.080.459<text:s/></text:p>
          </table:table-cell>
          <table:table-cell office:value-type="float" office:value="5208650.3899999997" table:style-name="ce17">
            <text:p>5.208.650<text:s/></text:p>
          </table:table-cell>
          <table:table-cell office:value-type="float" office:value="3537204.53" table:style-name="ce17">
            <text:p>3.537.205<text:s/></text:p>
          </table:table-cell>
          <table:table-cell office:value-type="float" office:value="69988.91" table:style-name="ce17">
            <text:p>69.989<text:s/></text:p>
          </table:table-cell>
          <table:table-cell office:value-type="float" office:value="413499014.20999998" table:style-name="ce17">
            <text:p>413.499.014<text:s/></text:p>
          </table:table-cell>
          <table:table-cell office:value-type="float" office:value="414071610.83999997" table:style-name="ce17">
            <text:p>414.071.611<text:s/></text:p>
          </table:table-cell>
          <table:table-cell office:value-type="float" office:value="8023341.3799999999" table:style-name="ce17">
            <text:p>8.023.341<text:s/></text:p>
          </table:table-cell>
          <table:table-cell office:value-type="float" office:value="2071419995.52" table:style-name="ce17">
            <text:p>2.071.419.996<text:s/></text:p>
          </table:table-cell>
          <table:table-cell office:value-type="float" office:value="2108630.37" table:style-name="ce17">
            <text:p>2.108.630<text:s/></text:p>
          </table:table-cell>
          <table:table-cell office:value-type="float" office:value="4698292597.2600002" table:style-name="ce18">
            <text:p>4.698.292.59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0812.62" table:style-name="ce17">
            <text:p>10.81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3204.54" table:style-name="ce17">
            <text:p>53.20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21683888.17000002" table:style-name="ce17">
            <text:p>321.683.88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9413.24" table:style-name="ce17">
            <text:p>29.413<text:s/></text:p>
          </table:table-cell>
          <table:table-cell office:value-type="float" office:value="195443.22" table:style-name="ce17">
            <text:p>195.443<text:s/></text:p>
          </table:table-cell>
          <table:table-cell office:value-type="float" office:value="10701" table:style-name="ce17">
            <text:p>10.70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97338031.099999994" table:style-name="ce17">
            <text:p>97.338.031<text:s/></text:p>
          </table:table-cell>
          <table:table-cell office:value-type="float" office:value="1413.82" table:style-name="ce17">
            <text:p>1.414<text:s/></text:p>
          </table:table-cell>
          <table:table-cell office:value-type="float" office:value="1036352.76" table:style-name="ce17">
            <text:p>1.036.353<text:s/></text:p>
          </table:table-cell>
          <table:table-cell office:value-type="float" office:value="254800.82" table:style-name="ce17">
            <text:p>254.80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20614061.29000008" table:style-name="ce18">
            <text:p>420.614.06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209625.2" table:style-name="ce17">
            <text:p>209.625<text:s/></text:p>
          </table:table-cell>
          <table:table-cell office:value-type="float" office:value="637124.14" table:style-name="ce17">
            <text:p>637.124<text:s/></text:p>
          </table:table-cell>
          <table:table-cell office:value-type="float" office:value="2523101.31" table:style-name="ce17">
            <text:p>2.523.101<text:s/></text:p>
          </table:table-cell>
          <table:table-cell office:value-type="float" office:value="2480.88" table:style-name="ce17">
            <text:p>2.481<text:s/></text:p>
          </table:table-cell>
          <table:table-cell office:value-type="float" office:value="14104258.73" table:style-name="ce17">
            <text:p>14.104.259<text:s/></text:p>
          </table:table-cell>
          <table:table-cell office:value-type="float" office:value="9752749.4600000009" table:style-name="ce17">
            <text:p>9.752.749<text:s/></text:p>
          </table:table-cell>
          <table:table-cell office:value-type="float" office:value="451836.88" table:style-name="ce17">
            <text:p>451.837<text:s/></text:p>
          </table:table-cell>
          <table:table-cell office:value-type="float" office:value="809442.69" table:style-name="ce17">
            <text:p>809.443<text:s/></text:p>
          </table:table-cell>
          <table:table-cell office:value-type="float" office:value="4060711.53" table:style-name="ce17">
            <text:p>4.060.712<text:s/></text:p>
          </table:table-cell>
          <table:table-cell office:value-type="float" office:value="1456187.01" table:style-name="ce17">
            <text:p>1.456.187<text:s/></text:p>
          </table:table-cell>
          <table:table-cell office:value-type="float" office:value="20903945.57" table:style-name="ce17">
            <text:p>20.903.946<text:s/></text:p>
          </table:table-cell>
          <table:table-cell office:value-type="float" office:value="679005.62" table:style-name="ce17">
            <text:p>679.006<text:s/></text:p>
          </table:table-cell>
          <table:table-cell office:value-type="float" office:value="3113173.55" table:style-name="ce17">
            <text:p>3.113.174<text:s/></text:p>
          </table:table-cell>
          <table:table-cell office:value-type="float" office:value="2068045.97" table:style-name="ce17">
            <text:p>2.068.046<text:s/></text:p>
          </table:table-cell>
          <table:table-cell office:value-type="float" office:value="1287450.98" table:style-name="ce17">
            <text:p>1.287.451<text:s/></text:p>
          </table:table-cell>
          <table:table-cell office:value-type="float" office:value="18881324.260000002" table:style-name="ce17">
            <text:p>18.881.324<text:s/></text:p>
          </table:table-cell>
          <table:table-cell office:value-type="float" office:value="413943.44" table:style-name="ce17">
            <text:p>413.943<text:s/></text:p>
          </table:table-cell>
          <table:table-cell office:value-type="float" office:value="3839418.72" table:style-name="ce17">
            <text:p>3.839.419<text:s/></text:p>
          </table:table-cell>
          <table:table-cell office:value-type="float" office:value="9752905.6300000008" table:style-name="ce17">
            <text:p>9.752.906<text:s/></text:p>
          </table:table-cell>
          <table:table-cell office:value-type="float" office:value="283463.71999999997" table:style-name="ce17">
            <text:p>283.464<text:s/></text:p>
          </table:table-cell>
          <table:table-cell office:value-type="float" office:value="178443.75" table:style-name="ce17">
            <text:p>178.44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9357106.0899999999" table:style-name="ce17">
            <text:p>9.357.106<text:s/></text:p>
          </table:table-cell>
          <table:table-cell office:value-type="float" office:value="4162205.6" table:style-name="ce17">
            <text:p>4.162.206<text:s/></text:p>
          </table:table-cell>
          <table:table-cell office:value-type="float" office:value="425357.73" table:style-name="ce17">
            <text:p>425.358<text:s/></text:p>
          </table:table-cell>
          <table:table-cell office:value-type="float" office:value="36430935.039999999" table:style-name="ce17">
            <text:p>36.430.935<text:s/></text:p>
          </table:table-cell>
          <table:table-cell office:value-type="float" office:value="105576.29" table:style-name="ce17">
            <text:p>105.576<text:s/></text:p>
          </table:table-cell>
          <table:table-cell office:value-type="float" office:value="145889819.78999999" table:style-name="ce18">
            <text:p>145.889.82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0" table:style-name="ce17">
            <text:p>-<text:s/></text:p>
          </table:table-cell>
          <table:table-cell office:value-type="float" office:value="5889.98" table:style-name="ce17">
            <text:p>5.890<text:s/></text:p>
          </table:table-cell>
          <table:table-cell office:value-type="float" office:value="20500.900000000001" table:style-name="ce17">
            <text:p>20.501<text:s/></text:p>
          </table:table-cell>
          <table:table-cell office:value-type="float" office:value="516.08000000000004" table:style-name="ce17">
            <text:p>516<text:s/></text:p>
          </table:table-cell>
          <table:table-cell office:value-type="float" office:value="5058.74" table:style-name="ce17">
            <text:p>5.05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865511.9000000004" table:style-name="ce17">
            <text:p>6.865.512<text:s/></text:p>
          </table:table-cell>
          <table:table-cell office:value-type="float" office:value="9462217.7300000004" table:style-name="ce17">
            <text:p>9.462.21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569.91" table:style-name="ce17">
            <text:p>5.570<text:s/></text:p>
          </table:table-cell>
          <table:table-cell office:value-type="float" office:value="5241.4799999999996" table:style-name="ce17">
            <text:p>5.24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20.74" table:style-name="ce17">
            <text:p>321<text:s/></text:p>
          </table:table-cell>
          <table:table-cell office:value-type="float" office:value="6565.84" table:style-name="ce17">
            <text:p>6.566<text:s/></text:p>
          </table:table-cell>
          <table:table-cell office:value-type="float" office:value="13019451.060000001" table:style-name="ce17">
            <text:p>13.019.451<text:s/></text:p>
          </table:table-cell>
          <table:table-cell office:value-type="float" office:value="26115.17" table:style-name="ce17">
            <text:p>26.115<text:s/></text:p>
          </table:table-cell>
          <table:table-cell office:value-type="float" office:value="30526714.98" table:style-name="ce17">
            <text:p>30.526.715<text:s/></text:p>
          </table:table-cell>
          <table:table-cell office:value-type="float" office:value="58205466.310000002" table:style-name="ce17">
            <text:p>58.205.466<text:s/></text:p>
          </table:table-cell>
          <table:table-cell office:value-type="float" office:value="9341.2000000000007" table:style-name="ce17">
            <text:p>9.34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3729.1" table:style-name="ce17">
            <text:p>23.729<text:s/></text:p>
          </table:table-cell>
          <table:table-cell office:value-type="float" office:value="8432.1299999999992" table:style-name="ce17">
            <text:p>8.432<text:s/></text:p>
          </table:table-cell>
          <table:table-cell office:value-type="float" office:value="13782829.779999999" table:style-name="ce17">
            <text:p>13.782.83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54563795.41" table:style-name="ce17">
            <text:p>254.563.79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86543268.44" table:style-name="ce18">
            <text:p>386.543.26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4610.2700000000004" table:style-name="ce17">
            <text:p>4.610<text:s/></text:p>
          </table:table-cell>
          <table:table-cell office:value-type="float" office:value="10782.59" table:style-name="ce17">
            <text:p>10.783<text:s/></text:p>
          </table:table-cell>
          <table:table-cell office:value-type="float" office:value="11435059.560000001" table:style-name="ce17">
            <text:p>11.435.06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2315499.32" table:style-name="ce17">
            <text:p>52.315.499<text:s/></text:p>
          </table:table-cell>
          <table:table-cell office:value-type="float" office:value="14382005.199999999" table:style-name="ce17">
            <text:p>14.382.005<text:s/></text:p>
          </table:table-cell>
          <table:table-cell office:value-type="float" office:value="580364.02" table:style-name="ce17">
            <text:p>580.364<text:s/></text:p>
          </table:table-cell>
          <table:table-cell office:value-type="float" office:value="120365492.59999999" table:style-name="ce17">
            <text:p>120.365.493<text:s/></text:p>
          </table:table-cell>
          <table:table-cell office:value-type="float" office:value="33009436.239999998" table:style-name="ce17">
            <text:p>33.009.436<text:s/></text:p>
          </table:table-cell>
          <table:table-cell office:value-type="float" office:value="251052.03" table:style-name="ce17">
            <text:p>251.052<text:s/></text:p>
          </table:table-cell>
          <table:table-cell office:value-type="float" office:value="59348078.75" table:style-name="ce17">
            <text:p>59.348.079<text:s/></text:p>
          </table:table-cell>
          <table:table-cell office:value-type="float" office:value="139515.84" table:style-name="ce17">
            <text:p>139.516<text:s/></text:p>
          </table:table-cell>
          <table:table-cell office:value-type="float" office:value="953057.47" table:style-name="ce17">
            <text:p>953.057<text:s/></text:p>
          </table:table-cell>
          <table:table-cell office:value-type="float" office:value="5815243.5700000003" table:style-name="ce17">
            <text:p>5.815.244<text:s/></text:p>
          </table:table-cell>
          <table:table-cell office:value-type="float" office:value="3133532.76" table:style-name="ce17">
            <text:p>3.133.533<text:s/></text:p>
          </table:table-cell>
          <table:table-cell office:value-type="float" office:value="44973217.920000002" table:style-name="ce17">
            <text:p>44.973.218<text:s/></text:p>
          </table:table-cell>
          <table:table-cell office:value-type="float" office:value="6891.59" table:style-name="ce17">
            <text:p>6.892<text:s/></text:p>
          </table:table-cell>
          <table:table-cell office:value-type="float" office:value="142542338.41999999" table:style-name="ce17">
            <text:p>142.542.338<text:s/></text:p>
          </table:table-cell>
          <table:table-cell office:value-type="float" office:value="118630305.62" table:style-name="ce17">
            <text:p>118.630.306<text:s/></text:p>
          </table:table-cell>
          <table:table-cell office:value-type="float" office:value="337235.76" table:style-name="ce17">
            <text:p>337.23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2968.03" table:style-name="ce17">
            <text:p>12.968<text:s/></text:p>
          </table:table-cell>
          <table:table-cell office:value-type="float" office:value="143804131.81" table:style-name="ce17">
            <text:p>143.804.132<text:s/></text:p>
          </table:table-cell>
          <table:table-cell office:value-type="float" office:value="226125238.5" table:style-name="ce17">
            <text:p>226.125.239<text:s/></text:p>
          </table:table-cell>
          <table:table-cell office:value-type="float" office:value="60689.64" table:style-name="ce17">
            <text:p>60.690<text:s/></text:p>
          </table:table-cell>
          <table:table-cell office:value-type="float" office:value="684486780.29999995" table:style-name="ce17">
            <text:p>684.486.78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662723527.8099999" table:style-name="ce18">
            <text:p>1.662.723.52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9">
            <text:p><text:s text:c="2"/>IPI - OUTROS</text:p>
          </table:table-cell>
          <table:table-cell office:value-type="float" office:value="34385.64" table:style-name="ce17">
            <text:p>34.386<text:s/></text:p>
          </table:table-cell>
          <table:table-cell office:value-type="float" office:value="4998466.4100000011" table:style-name="ce17">
            <text:p>4.998.466<text:s/></text:p>
          </table:table-cell>
          <table:table-cell office:value-type="float" office:value="1620456.52" table:style-name="ce17">
            <text:p>1.620.457<text:s/></text:p>
          </table:table-cell>
          <table:table-cell office:value-type="float" office:value="232091.88000000003" table:style-name="ce17">
            <text:p>232.092<text:s/></text:p>
          </table:table-cell>
          <table:table-cell office:value-type="float" office:value="77698893.950000003" table:style-name="ce17">
            <text:p>77.698.894<text:s/></text:p>
          </table:table-cell>
          <table:table-cell office:value-type="float" office:value="10552658.189999999" table:style-name="ce17">
            <text:p>10.552.658<text:s/></text:p>
          </table:table-cell>
          <table:table-cell office:value-type="float" office:value="4879278.67" table:style-name="ce17">
            <text:p>4.879.279<text:s/></text:p>
          </table:table-cell>
          <table:table-cell office:value-type="float" office:value="49391735.75" table:style-name="ce17">
            <text:p>49.391.736<text:s/></text:p>
          </table:table-cell>
          <table:table-cell office:value-type="float" office:value="25890252.320000004" table:style-name="ce17">
            <text:p>25.890.252<text:s/></text:p>
          </table:table-cell>
          <table:table-cell office:value-type="float" office:value="3159745.73" table:style-name="ce17">
            <text:p>3.159.746<text:s/></text:p>
          </table:table-cell>
          <table:table-cell office:value-type="float" office:value="154494843.5" table:style-name="ce17">
            <text:p>154.494.844<text:s/></text:p>
          </table:table-cell>
          <table:table-cell office:value-type="float" office:value="7479247.96" table:style-name="ce17">
            <text:p>7.479.248<text:s/></text:p>
          </table:table-cell>
          <table:table-cell office:value-type="float" office:value="4375523.24" table:style-name="ce17">
            <text:p>4.375.523<text:s/></text:p>
          </table:table-cell>
          <table:table-cell office:value-type="float" office:value="10811276.51" table:style-name="ce17">
            <text:p>10.811.277<text:s/></text:p>
          </table:table-cell>
          <table:table-cell office:value-type="float" office:value="4756991.58" table:style-name="ce17">
            <text:p>4.756.992<text:s/></text:p>
          </table:table-cell>
          <table:table-cell office:value-type="float" office:value="50404387.219999999" table:style-name="ce17">
            <text:p>50.404.387<text:s/></text:p>
          </table:table-cell>
          <table:table-cell office:value-type="float" office:value="2799827.46" table:style-name="ce17">
            <text:p>2.799.827<text:s/></text:p>
          </table:table-cell>
          <table:table-cell office:value-type="float" office:value="117506642.84" table:style-name="ce17">
            <text:p>117.506.643<text:s/></text:p>
          </table:table-cell>
          <table:table-cell office:value-type="float" office:value="106296337.78999999" table:style-name="ce17">
            <text:p>106.296.338<text:s/></text:p>
          </table:table-cell>
          <table:table-cell office:value-type="float" office:value="4567908.71" table:style-name="ce17">
            <text:p>4.567.909<text:s/></text:p>
          </table:table-cell>
          <table:table-cell office:value-type="float" office:value="3358760.78" table:style-name="ce17">
            <text:p>3.358.761<text:s/></text:p>
          </table:table-cell>
          <table:table-cell office:value-type="float" office:value="33291.78" table:style-name="ce17">
            <text:p>33.292<text:s/></text:p>
          </table:table-cell>
          <table:table-cell office:value-type="float" office:value="162991313.07999998" table:style-name="ce17">
            <text:p>162.991.313<text:s/></text:p>
          </table:table-cell>
          <table:table-cell office:value-type="float" office:value="169999923.13999999" table:style-name="ce17">
            <text:p>169.999.923<text:s/></text:p>
          </table:table-cell>
          <table:table-cell office:value-type="float" office:value="6500941.25" table:style-name="ce17">
            <text:p>6.500.941<text:s/></text:p>
          </table:table-cell>
          <table:table-cell office:value-type="float" office:value="1095683683.95" table:style-name="ce17">
            <text:p>1.095.683.684<text:s/></text:p>
          </table:table-cell>
          <table:table-cell office:value-type="float" office:value="2003054.0799999998" table:style-name="ce17">
            <text:p>2.003.054<text:s/></text:p>
          </table:table-cell>
          <table:table-cell office:value-type="float" office:value="2082521919.9299998" table:style-name="ce18">
            <text:p>2.082.521.92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18408566.449999999" table:style-name="ce17">
            <text:p>18.408.566<text:s/></text:p>
          </table:table-cell>
          <table:table-cell office:value-type="float" office:value="62176482.359999999" table:style-name="ce17">
            <text:p>62.176.482<text:s/></text:p>
          </table:table-cell>
          <table:table-cell office:value-type="float" office:value="251772717.22999999" table:style-name="ce17">
            <text:p>251.772.717<text:s/></text:p>
          </table:table-cell>
          <table:table-cell office:value-type="float" office:value="13476311.960000001" table:style-name="ce17">
            <text:p>13.476.312<text:s/></text:p>
          </table:table-cell>
          <table:table-cell office:value-type="float" office:value="391730627.63999999" table:style-name="ce17">
            <text:p>391.730.628<text:s/></text:p>
          </table:table-cell>
          <table:table-cell office:value-type="float" office:value="365139650.39999998" table:style-name="ce17">
            <text:p>365.139.650<text:s/></text:p>
          </table:table-cell>
          <table:table-cell office:value-type="float" office:value="3939147397.1300001" table:style-name="ce17">
            <text:p>3.939.147.397<text:s/></text:p>
          </table:table-cell>
          <table:table-cell office:value-type="float" office:value="256179199.56999999" table:style-name="ce17">
            <text:p>256.179.200<text:s/></text:p>
          </table:table-cell>
          <table:table-cell office:value-type="float" office:value="314704617.06999999" table:style-name="ce17">
            <text:p>314.704.617<text:s/></text:p>
          </table:table-cell>
          <table:table-cell office:value-type="float" office:value="93029179.299999997" table:style-name="ce17">
            <text:p>93.029.179<text:s/></text:p>
          </table:table-cell>
          <table:table-cell office:value-type="float" office:value="1264863740.6700001" table:style-name="ce17">
            <text:p>1.264.863.741<text:s/></text:p>
          </table:table-cell>
          <table:table-cell office:value-type="float" office:value="127167000.23999999" table:style-name="ce17">
            <text:p>127.167.000<text:s/></text:p>
          </table:table-cell>
          <table:table-cell office:value-type="float" office:value="179681651.47999999" table:style-name="ce17">
            <text:p>179.681.651<text:s/></text:p>
          </table:table-cell>
          <table:table-cell office:value-type="float" office:value="177834095.00999999" table:style-name="ce17">
            <text:p>177.834.095<text:s/></text:p>
          </table:table-cell>
          <table:table-cell office:value-type="float" office:value="120138593.73" table:style-name="ce17">
            <text:p>120.138.594<text:s/></text:p>
          </table:table-cell>
          <table:table-cell office:value-type="float" office:value="355207459.76999998" table:style-name="ce17">
            <text:p>355.207.460<text:s/></text:p>
          </table:table-cell>
          <table:table-cell office:value-type="float" office:value="62906656.119999997" table:style-name="ce17">
            <text:p>62.906.656<text:s/></text:p>
          </table:table-cell>
          <table:table-cell office:value-type="float" office:value="1014095872.3099999" table:style-name="ce17">
            <text:p>1.014.095.872<text:s/></text:p>
          </table:table-cell>
          <table:table-cell office:value-type="float" office:value="4935361628" table:style-name="ce17">
            <text:p>4.935.361.628<text:s/></text:p>
          </table:table-cell>
          <table:table-cell office:value-type="float" office:value="97369564.530000001" table:style-name="ce17">
            <text:p>97.369.565<text:s/></text:p>
          </table:table-cell>
          <table:table-cell office:value-type="float" office:value="45271828.009999998" table:style-name="ce17">
            <text:p>45.271.828<text:s/></text:p>
          </table:table-cell>
          <table:table-cell office:value-type="float" office:value="17801101.57" table:style-name="ce17">
            <text:p>17.801.102<text:s/></text:p>
          </table:table-cell>
          <table:table-cell office:value-type="float" office:value="1252090479.24" table:style-name="ce17">
            <text:p>1.252.090.479<text:s/></text:p>
          </table:table-cell>
          <table:table-cell office:value-type="float" office:value="600421533.13" table:style-name="ce17">
            <text:p>600.421.533<text:s/></text:p>
          </table:table-cell>
          <table:table-cell office:value-type="float" office:value="72479227.170000002" table:style-name="ce17">
            <text:p>72.479.227<text:s/></text:p>
          </table:table-cell>
          <table:table-cell office:value-type="float" office:value="11168902219.209999" table:style-name="ce17">
            <text:p>11.168.902.219<text:s/></text:p>
          </table:table-cell>
          <table:table-cell office:value-type="float" office:value="33170939.530000001" table:style-name="ce17">
            <text:p>33.170.940<text:s/></text:p>
          </table:table-cell>
          <table:table-cell office:value-type="float" office:value="27230528338.829994" table:style-name="ce18">
            <text:p>27.230.528.33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5198378.87" table:style-name="ce17">
            <text:p>5.198.379<text:s/></text:p>
          </table:table-cell>
          <table:table-cell office:value-type="float" office:value="15312892.65" table:style-name="ce17">
            <text:p>15.312.893<text:s/></text:p>
          </table:table-cell>
          <table:table-cell office:value-type="float" office:value="16817522.219999999" table:style-name="ce17">
            <text:p>16.817.522<text:s/></text:p>
          </table:table-cell>
          <table:table-cell office:value-type="float" office:value="3650284.76" table:style-name="ce17">
            <text:p>3.650.285<text:s/></text:p>
          </table:table-cell>
          <table:table-cell office:value-type="float" office:value="90060044.109999999" table:style-name="ce17">
            <text:p>90.060.044<text:s/></text:p>
          </table:table-cell>
          <table:table-cell office:value-type="float" office:value="58892733.630000003" table:style-name="ce17">
            <text:p>58.892.734<text:s/></text:p>
          </table:table-cell>
          <table:table-cell office:value-type="float" office:value="58144820.539999999" table:style-name="ce17">
            <text:p>58.144.821<text:s/></text:p>
          </table:table-cell>
          <table:table-cell office:value-type="float" office:value="31665864.699999999" table:style-name="ce17">
            <text:p>31.665.865<text:s/></text:p>
          </table:table-cell>
          <table:table-cell office:value-type="float" office:value="59116561.509999998" table:style-name="ce17">
            <text:p>59.116.562<text:s/></text:p>
          </table:table-cell>
          <table:table-cell office:value-type="float" office:value="24086506.329999998" table:style-name="ce17">
            <text:p>24.086.506<text:s/></text:p>
          </table:table-cell>
          <table:table-cell office:value-type="float" office:value="188005744.40000001" table:style-name="ce17">
            <text:p>188.005.744<text:s/></text:p>
          </table:table-cell>
          <table:table-cell office:value-type="float" office:value="32056590.359999999" table:style-name="ce17">
            <text:p>32.056.590<text:s/></text:p>
          </table:table-cell>
          <table:table-cell office:value-type="float" office:value="31370661.280000001" table:style-name="ce17">
            <text:p>31.370.661<text:s/></text:p>
          </table:table-cell>
          <table:table-cell office:value-type="float" office:value="29674115.890000001" table:style-name="ce17">
            <text:p>29.674.116<text:s/></text:p>
          </table:table-cell>
          <table:table-cell office:value-type="float" office:value="22972471.57" table:style-name="ce17">
            <text:p>22.972.472<text:s/></text:p>
          </table:table-cell>
          <table:table-cell office:value-type="float" office:value="51149751.030000001" table:style-name="ce17">
            <text:p>51.149.751<text:s/></text:p>
          </table:table-cell>
          <table:table-cell office:value-type="float" office:value="16544789.32" table:style-name="ce17">
            <text:p>16.544.789<text:s/></text:p>
          </table:table-cell>
          <table:table-cell office:value-type="float" office:value="156016322.52000001" table:style-name="ce17">
            <text:p>156.016.323<text:s/></text:p>
          </table:table-cell>
          <table:table-cell office:value-type="float" office:value="436136456.77999997" table:style-name="ce17">
            <text:p>436.136.457<text:s/></text:p>
          </table:table-cell>
          <table:table-cell office:value-type="float" office:value="23110288.039999999" table:style-name="ce17">
            <text:p>23.110.288<text:s/></text:p>
          </table:table-cell>
          <table:table-cell office:value-type="float" office:value="10184423.59" table:style-name="ce17">
            <text:p>10.184.424<text:s/></text:p>
          </table:table-cell>
          <table:table-cell office:value-type="float" office:value="3395877.3" table:style-name="ce17">
            <text:p>3.395.877<text:s/></text:p>
          </table:table-cell>
          <table:table-cell office:value-type="float" office:value="225250530.38" table:style-name="ce17">
            <text:p>225.250.530<text:s/></text:p>
          </table:table-cell>
          <table:table-cell office:value-type="float" office:value="73894703.799999997" table:style-name="ce17">
            <text:p>73.894.704<text:s/></text:p>
          </table:table-cell>
          <table:table-cell office:value-type="float" office:value="22984119.789999999" table:style-name="ce17">
            <text:p>22.984.120<text:s/></text:p>
          </table:table-cell>
          <table:table-cell office:value-type="float" office:value="968900845" table:style-name="ce17">
            <text:p>968.900.845<text:s/></text:p>
          </table:table-cell>
          <table:table-cell office:value-type="float" office:value="7499287.3399999999" table:style-name="ce17">
            <text:p>7.499.287<text:s/></text:p>
          </table:table-cell>
          <table:table-cell office:value-type="float" office:value="2662092587.71" table:style-name="ce18">
            <text:p>2.662.092.58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5140310.24" table:style-name="ce17">
            <text:p>5.140.310<text:s/></text:p>
          </table:table-cell>
          <table:table-cell office:value-type="float" office:value="17829047.449999999" table:style-name="ce17">
            <text:p>17.829.047<text:s/></text:p>
          </table:table-cell>
          <table:table-cell office:value-type="float" office:value="137977342.69" table:style-name="ce17">
            <text:p>137.977.343<text:s/></text:p>
          </table:table-cell>
          <table:table-cell office:value-type="float" office:value="5202983.5599999996" table:style-name="ce17">
            <text:p>5.202.984<text:s/></text:p>
          </table:table-cell>
          <table:table-cell office:value-type="float" office:value="120094630.06" table:style-name="ce17">
            <text:p>120.094.630<text:s/></text:p>
          </table:table-cell>
          <table:table-cell office:value-type="float" office:value="120182369.61" table:style-name="ce17">
            <text:p>120.182.370<text:s/></text:p>
          </table:table-cell>
          <table:table-cell office:value-type="float" office:value="510699493.20999998" table:style-name="ce17">
            <text:p>510.699.493<text:s/></text:p>
          </table:table-cell>
          <table:table-cell office:value-type="float" office:value="115405267.31999999" table:style-name="ce17">
            <text:p>115.405.267<text:s/></text:p>
          </table:table-cell>
          <table:table-cell office:value-type="float" office:value="142043642.66999999" table:style-name="ce17">
            <text:p>142.043.643<text:s/></text:p>
          </table:table-cell>
          <table:table-cell office:value-type="float" office:value="34346577.670000002" table:style-name="ce17">
            <text:p>34.346.578<text:s/></text:p>
          </table:table-cell>
          <table:table-cell office:value-type="float" office:value="573341241.60000002" table:style-name="ce17">
            <text:p>573.341.242<text:s/></text:p>
          </table:table-cell>
          <table:table-cell office:value-type="float" office:value="47457351" table:style-name="ce17">
            <text:p>47.457.351<text:s/></text:p>
          </table:table-cell>
          <table:table-cell office:value-type="float" office:value="75446321.900000006" table:style-name="ce17">
            <text:p>75.446.322<text:s/></text:p>
          </table:table-cell>
          <table:table-cell office:value-type="float" office:value="73629476.930000007" table:style-name="ce17">
            <text:p>73.629.477<text:s/></text:p>
          </table:table-cell>
          <table:table-cell office:value-type="float" office:value="40934696.299999997" table:style-name="ce17">
            <text:p>40.934.696<text:s/></text:p>
          </table:table-cell>
          <table:table-cell office:value-type="float" office:value="144135279.59" table:style-name="ce17">
            <text:p>144.135.280<text:s/></text:p>
          </table:table-cell>
          <table:table-cell office:value-type="float" office:value="19548179.030000001" table:style-name="ce17">
            <text:p>19.548.179<text:s/></text:p>
          </table:table-cell>
          <table:table-cell office:value-type="float" office:value="459198320.23000002" table:style-name="ce17">
            <text:p>459.198.320<text:s/></text:p>
          </table:table-cell>
          <table:table-cell office:value-type="float" office:value="1987297690.3199999" table:style-name="ce17">
            <text:p>1.987.297.690<text:s/></text:p>
          </table:table-cell>
          <table:table-cell office:value-type="float" office:value="25030931.52" table:style-name="ce17">
            <text:p>25.030.932<text:s/></text:p>
          </table:table-cell>
          <table:table-cell office:value-type="float" office:value="14884814.41" table:style-name="ce17">
            <text:p>14.884.814<text:s/></text:p>
          </table:table-cell>
          <table:table-cell office:value-type="float" office:value="6218763.9800000004" table:style-name="ce17">
            <text:p>6.218.764<text:s/></text:p>
          </table:table-cell>
          <table:table-cell office:value-type="float" office:value="503352156.86000001" table:style-name="ce17">
            <text:p>503.352.157<text:s/></text:p>
          </table:table-cell>
          <table:table-cell office:value-type="float" office:value="277352282.67000002" table:style-name="ce17">
            <text:p>277.352.283<text:s/></text:p>
          </table:table-cell>
          <table:table-cell office:value-type="float" office:value="21435303.989999998" table:style-name="ce17">
            <text:p>21.435.304<text:s/></text:p>
          </table:table-cell>
          <table:table-cell office:value-type="float" office:value="4181305595.9299998" table:style-name="ce17">
            <text:p>4.181.305.596<text:s/></text:p>
          </table:table-cell>
          <table:table-cell office:value-type="float" office:value="11633341.119999999" table:style-name="ce17">
            <text:p>11.633.341<text:s/></text:p>
          </table:table-cell>
          <table:table-cell office:value-type="float" office:value="9671123411.8600006" table:style-name="ce18">
            <text:p>9.671.123.41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0" table:style-name="ce17">
            <text:p>-<text:s/></text:p>
          </table:table-cell>
          <table:table-cell office:value-type="float" office:value="5122.8500000000004" table:style-name="ce17">
            <text:p>5.123<text:s/></text:p>
          </table:table-cell>
          <table:table-cell office:value-type="float" office:value="239815.08" table:style-name="ce17">
            <text:p>239.815<text:s/></text:p>
          </table:table-cell>
          <table:table-cell office:value-type="float" office:value="2034.75" table:style-name="ce17">
            <text:p>2.035<text:s/></text:p>
          </table:table-cell>
          <table:table-cell office:value-type="float" office:value="116310.77" table:style-name="ce17">
            <text:p>116.311<text:s/></text:p>
          </table:table-cell>
          <table:table-cell office:value-type="float" office:value="19880367.640000001" table:style-name="ce17">
            <text:p>19.880.368<text:s/></text:p>
          </table:table-cell>
          <table:table-cell office:value-type="float" office:value="178631617.28999999" table:style-name="ce17">
            <text:p>178.631.617<text:s/></text:p>
          </table:table-cell>
          <table:table-cell office:value-type="float" office:value="7098297.9900000002" table:style-name="ce17">
            <text:p>7.098.298<text:s/></text:p>
          </table:table-cell>
          <table:table-cell office:value-type="float" office:value="211022.9" table:style-name="ce17">
            <text:p>211.023<text:s/></text:p>
          </table:table-cell>
          <table:table-cell office:value-type="float" office:value="233.31" table:style-name="ce17">
            <text:p>233<text:s/></text:p>
          </table:table-cell>
          <table:table-cell office:value-type="float" office:value="16217113.210000001" table:style-name="ce17">
            <text:p>16.217.113<text:s/></text:p>
          </table:table-cell>
          <table:table-cell office:value-type="float" office:value="195614.11" table:style-name="ce17">
            <text:p>195.614<text:s/></text:p>
          </table:table-cell>
          <table:table-cell office:value-type="float" office:value="487785.01" table:style-name="ce17">
            <text:p>487.785<text:s/></text:p>
          </table:table-cell>
          <table:table-cell office:value-type="float" office:value="10393015.550000001" table:style-name="ce17">
            <text:p>10.393.016<text:s/></text:p>
          </table:table-cell>
          <table:table-cell office:value-type="float" office:value="11832.87" table:style-name="ce17">
            <text:p>11.833<text:s/></text:p>
          </table:table-cell>
          <table:table-cell office:value-type="float" office:value="3184874.68" table:style-name="ce17">
            <text:p>3.184.87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0238792.640000001" table:style-name="ce17">
            <text:p>20.238.793<text:s/></text:p>
          </table:table-cell>
          <table:table-cell office:value-type="float" office:value="146571019.33000001" table:style-name="ce17">
            <text:p>146.571.019<text:s/></text:p>
          </table:table-cell>
          <table:table-cell office:value-type="float" office:value="121894.9" table:style-name="ce17">
            <text:p>121.895<text:s/></text:p>
          </table:table-cell>
          <table:table-cell office:value-type="float" office:value="33856.94" table:style-name="ce17">
            <text:p>33.85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6057636.210000001" table:style-name="ce17">
            <text:p>46.057.636<text:s/></text:p>
          </table:table-cell>
          <table:table-cell office:value-type="float" office:value="1256544.17" table:style-name="ce17">
            <text:p>1.256.544<text:s/></text:p>
          </table:table-cell>
          <table:table-cell office:value-type="float" office:value="2979880.06" table:style-name="ce17">
            <text:p>2.979.880<text:s/></text:p>
          </table:table-cell>
          <table:table-cell office:value-type="float" office:value="622414151.21000004" table:style-name="ce17">
            <text:p>622.414.151<text:s/></text:p>
          </table:table-cell>
          <table:table-cell office:value-type="float" office:value="14365.55" table:style-name="ce17">
            <text:p>14.366<text:s/></text:p>
          </table:table-cell>
          <table:table-cell office:value-type="float" office:value="1076363199.02" table:style-name="ce18">
            <text:p>1.076.363.19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5140310.2399999993" table:style-name="ce17">
            <text:p>5.140.310<text:s/></text:p>
          </table:table-cell>
          <table:table-cell office:value-type="float" office:value="17823924.600000001" table:style-name="ce17">
            <text:p>17.823.925<text:s/></text:p>
          </table:table-cell>
          <table:table-cell office:value-type="float" office:value="137737527.60999998" table:style-name="ce17">
            <text:p>137.737.528<text:s/></text:p>
          </table:table-cell>
          <table:table-cell office:value-type="float" office:value="5200948.8100000005" table:style-name="ce17">
            <text:p>5.200.949<text:s/></text:p>
          </table:table-cell>
          <table:table-cell office:value-type="float" office:value="119978319.28999999" table:style-name="ce17">
            <text:p>119.978.319<text:s/></text:p>
          </table:table-cell>
          <table:table-cell office:value-type="float" office:value="100302001.97000001" table:style-name="ce17">
            <text:p>100.302.002<text:s/></text:p>
          </table:table-cell>
          <table:table-cell office:value-type="float" office:value="332067875.92000002" table:style-name="ce17">
            <text:p>332.067.876<text:s/></text:p>
          </table:table-cell>
          <table:table-cell office:value-type="float" office:value="108306969.33000001" table:style-name="ce17">
            <text:p>108.306.969<text:s/></text:p>
          </table:table-cell>
          <table:table-cell office:value-type="float" office:value="141832619.76999998" table:style-name="ce17">
            <text:p>141.832.620<text:s/></text:p>
          </table:table-cell>
          <table:table-cell office:value-type="float" office:value="34346344.359999999" table:style-name="ce17">
            <text:p>34.346.344<text:s/></text:p>
          </table:table-cell>
          <table:table-cell office:value-type="float" office:value="557124128.38999999" table:style-name="ce17">
            <text:p>557.124.128<text:s/></text:p>
          </table:table-cell>
          <table:table-cell office:value-type="float" office:value="47261736.890000001" table:style-name="ce17">
            <text:p>47.261.737<text:s/></text:p>
          </table:table-cell>
          <table:table-cell office:value-type="float" office:value="74958536.890000001" table:style-name="ce17">
            <text:p>74.958.537<text:s/></text:p>
          </table:table-cell>
          <table:table-cell office:value-type="float" office:value="63236461.380000003" table:style-name="ce17">
            <text:p>63.236.461<text:s/></text:p>
          </table:table-cell>
          <table:table-cell office:value-type="float" office:value="40922863.43" table:style-name="ce17">
            <text:p>40.922.863<text:s/></text:p>
          </table:table-cell>
          <table:table-cell office:value-type="float" office:value="140950404.91" table:style-name="ce17">
            <text:p>140.950.405<text:s/></text:p>
          </table:table-cell>
          <table:table-cell office:value-type="float" office:value="19548179.029999997" table:style-name="ce17">
            <text:p>19.548.179<text:s/></text:p>
          </table:table-cell>
          <table:table-cell office:value-type="float" office:value="438959527.59000003" table:style-name="ce17">
            <text:p>438.959.528<text:s/></text:p>
          </table:table-cell>
          <table:table-cell office:value-type="float" office:value="1840726670.9899998" table:style-name="ce17">
            <text:p>1.840.726.671<text:s/></text:p>
          </table:table-cell>
          <table:table-cell office:value-type="float" office:value="24909036.620000001" table:style-name="ce17">
            <text:p>24.909.037<text:s/></text:p>
          </table:table-cell>
          <table:table-cell office:value-type="float" office:value="14850957.469999999" table:style-name="ce17">
            <text:p>14.850.957<text:s/></text:p>
          </table:table-cell>
          <table:table-cell office:value-type="float" office:value="6218763.9799999995" table:style-name="ce17">
            <text:p>6.218.764<text:s/></text:p>
          </table:table-cell>
          <table:table-cell office:value-type="float" office:value="457294520.64999998" table:style-name="ce17">
            <text:p>457.294.521<text:s/></text:p>
          </table:table-cell>
          <table:table-cell office:value-type="float" office:value="276095738.5" table:style-name="ce17">
            <text:p>276.095.739<text:s/></text:p>
          </table:table-cell>
          <table:table-cell office:value-type="float" office:value="18455423.93" table:style-name="ce17">
            <text:p>18.455.424<text:s/></text:p>
          </table:table-cell>
          <table:table-cell office:value-type="float" office:value="3558891444.7200003" table:style-name="ce17">
            <text:p>3.558.891.445<text:s/></text:p>
          </table:table-cell>
          <table:table-cell office:value-type="float" office:value="11618975.57" table:style-name="ce17">
            <text:p>11.618.976<text:s/></text:p>
          </table:table-cell>
          <table:table-cell office:value-type="float" office:value="8594760212.8400002" table:style-name="ce18">
            <text:p>8.594.760.21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8069877.3399999999" table:style-name="ce17">
            <text:p>8.069.877<text:s/></text:p>
          </table:table-cell>
          <table:table-cell office:value-type="float" office:value="29034542.260000002" table:style-name="ce17">
            <text:p>29.034.542<text:s/></text:p>
          </table:table-cell>
          <table:table-cell office:value-type="float" office:value="96977852.319999993" table:style-name="ce17">
            <text:p>96.977.852<text:s/></text:p>
          </table:table-cell>
          <table:table-cell office:value-type="float" office:value="4623043.6399999997" table:style-name="ce17">
            <text:p>4.623.044<text:s/></text:p>
          </table:table-cell>
          <table:table-cell office:value-type="float" office:value="181575953.47" table:style-name="ce17">
            <text:p>181.575.953<text:s/></text:p>
          </table:table-cell>
          <table:table-cell office:value-type="float" office:value="186064547.16" table:style-name="ce17">
            <text:p>186.064.547<text:s/></text:p>
          </table:table-cell>
          <table:table-cell office:value-type="float" office:value="3370303083.3799996" table:style-name="ce17">
            <text:p>3.370.303.083<text:s/></text:p>
          </table:table-cell>
          <table:table-cell office:value-type="float" office:value="109108067.55" table:style-name="ce17">
            <text:p>109.108.068<text:s/></text:p>
          </table:table-cell>
          <table:table-cell office:value-type="float" office:value="113544412.89" table:style-name="ce17">
            <text:p>113.544.413<text:s/></text:p>
          </table:table-cell>
          <table:table-cell office:value-type="float" office:value="34596095.299999997" table:style-name="ce17">
            <text:p>34.596.095<text:s/></text:p>
          </table:table-cell>
          <table:table-cell office:value-type="float" office:value="503516754.67000002" table:style-name="ce17">
            <text:p>503.516.755<text:s/></text:p>
          </table:table-cell>
          <table:table-cell office:value-type="float" office:value="47653058.880000003" table:style-name="ce17">
            <text:p>47.653.059<text:s/></text:p>
          </table:table-cell>
          <table:table-cell office:value-type="float" office:value="72864668.299999997" table:style-name="ce17">
            <text:p>72.864.668<text:s/></text:p>
          </table:table-cell>
          <table:table-cell office:value-type="float" office:value="74530502.189999998" table:style-name="ce17">
            <text:p>74.530.502<text:s/></text:p>
          </table:table-cell>
          <table:table-cell office:value-type="float" office:value="56231425.859999999" table:style-name="ce17">
            <text:p>56.231.426<text:s/></text:p>
          </table:table-cell>
          <table:table-cell office:value-type="float" office:value="159922429.15000001" table:style-name="ce17">
            <text:p>159.922.429<text:s/></text:p>
          </table:table-cell>
          <table:table-cell office:value-type="float" office:value="26813687.77" table:style-name="ce17">
            <text:p>26.813.688<text:s/></text:p>
          </table:table-cell>
          <table:table-cell office:value-type="float" office:value="398881229.56" table:style-name="ce17">
            <text:p>398.881.230<text:s/></text:p>
          </table:table-cell>
          <table:table-cell office:value-type="float" office:value="2511927480.9000001" table:style-name="ce17">
            <text:p>2.511.927.481<text:s/></text:p>
          </table:table-cell>
          <table:table-cell office:value-type="float" office:value="49228344.969999999" table:style-name="ce17">
            <text:p>49.228.345<text:s/></text:p>
          </table:table-cell>
          <table:table-cell office:value-type="float" office:value="20202590.010000002" table:style-name="ce17">
            <text:p>20.202.590<text:s/></text:p>
          </table:table-cell>
          <table:table-cell office:value-type="float" office:value="8186460.29" table:style-name="ce17">
            <text:p>8.186.460<text:s/></text:p>
          </table:table-cell>
          <table:table-cell office:value-type="float" office:value="523487792" table:style-name="ce17">
            <text:p>523.487.792<text:s/></text:p>
          </table:table-cell>
          <table:table-cell office:value-type="float" office:value="249174546.66" table:style-name="ce17">
            <text:p>249.174.547<text:s/></text:p>
          </table:table-cell>
          <table:table-cell office:value-type="float" office:value="28059803.390000001" table:style-name="ce17">
            <text:p>28.059.803<text:s/></text:p>
          </table:table-cell>
          <table:table-cell office:value-type="float" office:value="6018695778.2799997" table:style-name="ce17">
            <text:p>6.018.695.778<text:s/></text:p>
          </table:table-cell>
          <table:table-cell office:value-type="float" office:value="14038311.07" table:style-name="ce17">
            <text:p>14.038.311<text:s/></text:p>
          </table:table-cell>
          <table:table-cell office:value-type="float" office:value="14897312339.259998" table:style-name="ce18">
            <text:p>14.897.312.33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7372634" table:style-name="ce17">
            <text:p>7.372.634<text:s/></text:p>
          </table:table-cell>
          <table:table-cell office:value-type="float" office:value="25803509.68" table:style-name="ce17">
            <text:p>25.803.510<text:s/></text:p>
          </table:table-cell>
          <table:table-cell office:value-type="float" office:value="68356920.099999994" table:style-name="ce17">
            <text:p>68.356.920<text:s/></text:p>
          </table:table-cell>
          <table:table-cell office:value-type="float" office:value="4189325.81" table:style-name="ce17">
            <text:p>4.189.326<text:s/></text:p>
          </table:table-cell>
          <table:table-cell office:value-type="float" office:value="143076373.27000001" table:style-name="ce17">
            <text:p>143.076.373<text:s/></text:p>
          </table:table-cell>
          <table:table-cell office:value-type="float" office:value="121818347.41" table:style-name="ce17">
            <text:p>121.818.347<text:s/></text:p>
          </table:table-cell>
          <table:table-cell office:value-type="float" office:value="2691199750.1799998" table:style-name="ce17">
            <text:p>2.691.199.750<text:s/></text:p>
          </table:table-cell>
          <table:table-cell office:value-type="float" office:value="72892446.489999995" table:style-name="ce17">
            <text:p>72.892.446<text:s/></text:p>
          </table:table-cell>
          <table:table-cell office:value-type="float" office:value="94251248.459999993" table:style-name="ce17">
            <text:p>94.251.248<text:s/></text:p>
          </table:table-cell>
          <table:table-cell office:value-type="float" office:value="30616410.390000001" table:style-name="ce17">
            <text:p>30.616.410<text:s/></text:p>
          </table:table-cell>
          <table:table-cell office:value-type="float" office:value="379334440.58999997" table:style-name="ce17">
            <text:p>379.334.441<text:s/></text:p>
          </table:table-cell>
          <table:table-cell office:value-type="float" office:value="41234221.219999999" table:style-name="ce17">
            <text:p>41.234.221<text:s/></text:p>
          </table:table-cell>
          <table:table-cell office:value-type="float" office:value="61786323.990000002" table:style-name="ce17">
            <text:p>61.786.324<text:s/></text:p>
          </table:table-cell>
          <table:table-cell office:value-type="float" office:value="64705871.329999998" table:style-name="ce17">
            <text:p>64.705.871<text:s/></text:p>
          </table:table-cell>
          <table:table-cell office:value-type="float" office:value="52555508.43" table:style-name="ce17">
            <text:p>52.555.508<text:s/></text:p>
          </table:table-cell>
          <table:table-cell office:value-type="float" office:value="123087803.23999999" table:style-name="ce17">
            <text:p>123.087.803<text:s/></text:p>
          </table:table-cell>
          <table:table-cell office:value-type="float" office:value="23585123.949999999" table:style-name="ce17">
            <text:p>23.585.124<text:s/></text:p>
          </table:table-cell>
          <table:table-cell office:value-type="float" office:value="292794535.87" table:style-name="ce17">
            <text:p>292.794.536<text:s/></text:p>
          </table:table-cell>
          <table:table-cell office:value-type="float" office:value="1149623816.25" table:style-name="ce17">
            <text:p>1.149.623.816<text:s/></text:p>
          </table:table-cell>
          <table:table-cell office:value-type="float" office:value="41537668.170000002" table:style-name="ce17">
            <text:p>41.537.668<text:s/></text:p>
          </table:table-cell>
          <table:table-cell office:value-type="float" office:value="17850122.420000002" table:style-name="ce17">
            <text:p>17.850.122<text:s/></text:p>
          </table:table-cell>
          <table:table-cell office:value-type="float" office:value="7654791.5899999999" table:style-name="ce17">
            <text:p>7.654.792<text:s/></text:p>
          </table:table-cell>
          <table:table-cell office:value-type="float" office:value="367611363.62" table:style-name="ce17">
            <text:p>367.611.364<text:s/></text:p>
          </table:table-cell>
          <table:table-cell office:value-type="float" office:value="183604415.09999999" table:style-name="ce17">
            <text:p>183.604.415<text:s/></text:p>
          </table:table-cell>
          <table:table-cell office:value-type="float" office:value="23028269.300000001" table:style-name="ce17">
            <text:p>23.028.269<text:s/></text:p>
          </table:table-cell>
          <table:table-cell office:value-type="float" office:value="2742664593.9400001" table:style-name="ce17">
            <text:p>2.742.664.594<text:s/></text:p>
          </table:table-cell>
          <table:table-cell office:value-type="float" office:value="11240503.99" table:style-name="ce17">
            <text:p>11.240.504<text:s/></text:p>
          </table:table-cell>
          <table:table-cell office:value-type="float" office:value="8843476338.789999" table:style-name="ce18">
            <text:p>8.843.476.33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228057.15" table:style-name="ce17">
            <text:p>228.057<text:s/></text:p>
          </table:table-cell>
          <table:table-cell office:value-type="float" office:value="1260175.02" table:style-name="ce17">
            <text:p>1.260.175<text:s/></text:p>
          </table:table-cell>
          <table:table-cell office:value-type="float" office:value="5112214.4000000004" table:style-name="ce17">
            <text:p>5.112.214<text:s/></text:p>
          </table:table-cell>
          <table:table-cell office:value-type="float" office:value="103536.88" table:style-name="ce17">
            <text:p>103.537<text:s/></text:p>
          </table:table-cell>
          <table:table-cell office:value-type="float" office:value="12679924.640000001" table:style-name="ce17">
            <text:p>12.679.925<text:s/></text:p>
          </table:table-cell>
          <table:table-cell office:value-type="float" office:value="12221108.07" table:style-name="ce17">
            <text:p>12.221.108<text:s/></text:p>
          </table:table-cell>
          <table:table-cell office:value-type="float" office:value="402849585.52000004" table:style-name="ce17">
            <text:p>402.849.586<text:s/></text:p>
          </table:table-cell>
          <table:table-cell office:value-type="float" office:value="11357281.779999999" table:style-name="ce17">
            <text:p>11.357.282<text:s/></text:p>
          </table:table-cell>
          <table:table-cell office:value-type="float" office:value="7850622.9100000001" table:style-name="ce17">
            <text:p>7.850.623<text:s/></text:p>
          </table:table-cell>
          <table:table-cell office:value-type="float" office:value="1172820.17" table:style-name="ce17">
            <text:p>1.172.820<text:s/></text:p>
          </table:table-cell>
          <table:table-cell office:value-type="float" office:value="57351027.939999998" table:style-name="ce17">
            <text:p>57.351.028<text:s/></text:p>
          </table:table-cell>
          <table:table-cell office:value-type="float" office:value="3385108.16" table:style-name="ce17">
            <text:p>3.385.108<text:s/></text:p>
          </table:table-cell>
          <table:table-cell office:value-type="float" office:value="3609173.41" table:style-name="ce17">
            <text:p>3.609.173<text:s/></text:p>
          </table:table-cell>
          <table:table-cell office:value-type="float" office:value="4134848.22" table:style-name="ce17">
            <text:p>4.134.848<text:s/></text:p>
          </table:table-cell>
          <table:table-cell office:value-type="float" office:value="1748837.51" table:style-name="ce17">
            <text:p>1.748.838<text:s/></text:p>
          </table:table-cell>
          <table:table-cell office:value-type="float" office:value="10801910.310000001" table:style-name="ce17">
            <text:p>10.801.910<text:s/></text:p>
          </table:table-cell>
          <table:table-cell office:value-type="float" office:value="1097125.23" table:style-name="ce17">
            <text:p>1.097.125<text:s/></text:p>
          </table:table-cell>
          <table:table-cell office:value-type="float" office:value="43984595.060000002" table:style-name="ce17">
            <text:p>43.984.595<text:s/></text:p>
          </table:table-cell>
          <table:table-cell office:value-type="float" office:value="664003608.47000003" table:style-name="ce17">
            <text:p>664.003.608<text:s/></text:p>
          </table:table-cell>
          <table:table-cell office:value-type="float" office:value="1352165.59" table:style-name="ce17">
            <text:p>1.352.166<text:s/></text:p>
          </table:table-cell>
          <table:table-cell office:value-type="float" office:value="1464024.47" table:style-name="ce17">
            <text:p>1.464.024<text:s/></text:p>
          </table:table-cell>
          <table:table-cell office:value-type="float" office:value="265236.78999999998" table:style-name="ce17">
            <text:p>265.237<text:s/></text:p>
          </table:table-cell>
          <table:table-cell office:value-type="float" office:value="77495246.829999998" table:style-name="ce17">
            <text:p>77.495.247<text:s/></text:p>
          </table:table-cell>
          <table:table-cell office:value-type="float" office:value="35589775.450000003" table:style-name="ce17">
            <text:p>35.589.775<text:s/></text:p>
          </table:table-cell>
          <table:table-cell office:value-type="float" office:value="1009064.12" table:style-name="ce17">
            <text:p>1.009.064<text:s/></text:p>
          </table:table-cell>
          <table:table-cell office:value-type="float" office:value="1834310659.71" table:style-name="ce17">
            <text:p>1.834.310.660<text:s/></text:p>
          </table:table-cell>
          <table:table-cell office:value-type="float" office:value="685945.13" table:style-name="ce17">
            <text:p>685.945<text:s/></text:p>
          </table:table-cell>
          <table:table-cell office:value-type="float" office:value="3197123678.9400001" table:style-name="ce18">
            <text:p>3.197.123.67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1761.89" table:style-name="ce17">
            <text:p>1.762<text:s/></text:p>
          </table:table-cell>
          <table:table-cell office:value-type="float" office:value="379816.58" table:style-name="ce17">
            <text:p>379.817<text:s/></text:p>
          </table:table-cell>
          <table:table-cell office:value-type="float" office:value="19262518.420000002" table:style-name="ce17">
            <text:p>19.262.518<text:s/></text:p>
          </table:table-cell>
          <table:table-cell office:value-type="float" office:value="43421.7" table:style-name="ce17">
            <text:p>43.422<text:s/></text:p>
          </table:table-cell>
          <table:table-cell office:value-type="float" office:value="12366813.560000001" table:style-name="ce17">
            <text:p>12.366.814<text:s/></text:p>
          </table:table-cell>
          <table:table-cell office:value-type="float" office:value="35464859.579999998" table:style-name="ce17">
            <text:p>35.464.860<text:s/></text:p>
          </table:table-cell>
          <table:table-cell office:value-type="float" office:value="102469067.28999999" table:style-name="ce17">
            <text:p>102.469.067<text:s/></text:p>
          </table:table-cell>
          <table:table-cell office:value-type="float" office:value="17738407.129999999" table:style-name="ce17">
            <text:p>17.738.407<text:s/></text:p>
          </table:table-cell>
          <table:table-cell office:value-type="float" office:value="4756098.9800000004" table:style-name="ce17">
            <text:p>4.756.099<text:s/></text:p>
          </table:table-cell>
          <table:table-cell office:value-type="float" office:value="733316.23" table:style-name="ce17">
            <text:p>733.316<text:s/></text:p>
          </table:table-cell>
          <table:table-cell office:value-type="float" office:value="29678780.329999998" table:style-name="ce17">
            <text:p>29.678.780<text:s/></text:p>
          </table:table-cell>
          <table:table-cell office:value-type="float" office:value="594557.99" table:style-name="ce17">
            <text:p>594.558<text:s/></text:p>
          </table:table-cell>
          <table:table-cell office:value-type="float" office:value="3875143.49" table:style-name="ce17">
            <text:p>3.875.143<text:s/></text:p>
          </table:table-cell>
          <table:table-cell office:value-type="float" office:value="2141708.65" table:style-name="ce17">
            <text:p>2.141.709<text:s/></text:p>
          </table:table-cell>
          <table:table-cell office:value-type="float" office:value="332205.73" table:style-name="ce17">
            <text:p>332.206<text:s/></text:p>
          </table:table-cell>
          <table:table-cell office:value-type="float" office:value="17828595.280000001" table:style-name="ce17">
            <text:p>17.828.595<text:s/></text:p>
          </table:table-cell>
          <table:table-cell office:value-type="float" office:value="423157.63" table:style-name="ce17">
            <text:p>423.158<text:s/></text:p>
          </table:table-cell>
          <table:table-cell office:value-type="float" office:value="38888959.399999999" table:style-name="ce17">
            <text:p>38.888.959<text:s/></text:p>
          </table:table-cell>
          <table:table-cell office:value-type="float" office:value="575718411.95000005" table:style-name="ce17">
            <text:p>575.718.412<text:s/></text:p>
          </table:table-cell>
          <table:table-cell office:value-type="float" office:value="4546105.5599999996" table:style-name="ce17">
            <text:p>4.546.106<text:s/></text:p>
          </table:table-cell>
          <table:table-cell office:value-type="float" office:value="95636.89" table:style-name="ce17">
            <text:p>95.637<text:s/></text:p>
          </table:table-cell>
          <table:table-cell office:value-type="float" office:value="1286" table:style-name="ce17">
            <text:p>1.286<text:s/></text:p>
          </table:table-cell>
          <table:table-cell office:value-type="float" office:value="31571192.890000001" table:style-name="ce17">
            <text:p>31.571.193<text:s/></text:p>
          </table:table-cell>
          <table:table-cell office:value-type="float" office:value="12846887.99" table:style-name="ce17">
            <text:p>12.846.888<text:s/></text:p>
          </table:table-cell>
          <table:table-cell office:value-type="float" office:value="1268554.3899999999" table:style-name="ce17">
            <text:p>1.268.554<text:s/></text:p>
          </table:table-cell>
          <table:table-cell office:value-type="float" office:value="984623704.23000002" table:style-name="ce17">
            <text:p>984.623.704<text:s/></text:p>
          </table:table-cell>
          <table:table-cell office:value-type="float" office:value="43976.29" table:style-name="ce17">
            <text:p>43.976<text:s/></text:p>
          </table:table-cell>
          <table:table-cell office:value-type="float" office:value="1897694946.0499997" table:style-name="ce18">
            <text:p>1.897.694.94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467424.3" table:style-name="ce17">
            <text:p>467.424<text:s/></text:p>
          </table:table-cell>
          <table:table-cell office:value-type="float" office:value="1591040.98" table:style-name="ce17">
            <text:p>1.591.041<text:s/></text:p>
          </table:table-cell>
          <table:table-cell office:value-type="float" office:value="4246199.4000000004" table:style-name="ce17">
            <text:p>4.246.199<text:s/></text:p>
          </table:table-cell>
          <table:table-cell office:value-type="float" office:value="286759.25" table:style-name="ce17">
            <text:p>286.759<text:s/></text:p>
          </table:table-cell>
          <table:table-cell office:value-type="float" office:value="13452842.000000002" table:style-name="ce17">
            <text:p>13.452.842<text:s/></text:p>
          </table:table-cell>
          <table:table-cell office:value-type="float" office:value="16560232.1" table:style-name="ce17">
            <text:p>16.560.232<text:s/></text:p>
          </table:table-cell>
          <table:table-cell office:value-type="float" office:value="173784680.38999999" table:style-name="ce17">
            <text:p>173.784.680<text:s/></text:p>
          </table:table-cell>
          <table:table-cell office:value-type="float" office:value="7119932.1500000004" table:style-name="ce17">
            <text:p>7.119.932<text:s/></text:p>
          </table:table-cell>
          <table:table-cell office:value-type="float" office:value="6686442.5399999991" table:style-name="ce17">
            <text:p>6.686.443<text:s/></text:p>
          </table:table-cell>
          <table:table-cell office:value-type="float" office:value="2073548.51" table:style-name="ce17">
            <text:p>2.073.549<text:s/></text:p>
          </table:table-cell>
          <table:table-cell office:value-type="float" office:value="37152505.809999995" table:style-name="ce17">
            <text:p>37.152.506<text:s/></text:p>
          </table:table-cell>
          <table:table-cell office:value-type="float" office:value="2439171.5099999998" table:style-name="ce17">
            <text:p>2.439.172<text:s/></text:p>
          </table:table-cell>
          <table:table-cell office:value-type="float" office:value="3594027.4099999997" table:style-name="ce17">
            <text:p>3.594.027<text:s/></text:p>
          </table:table-cell>
          <table:table-cell office:value-type="float" office:value="3548073.9899999998" table:style-name="ce17">
            <text:p>3.548.074<text:s/></text:p>
          </table:table-cell>
          <table:table-cell office:value-type="float" office:value="1594874.19" table:style-name="ce17">
            <text:p>1.594.874<text:s/></text:p>
          </table:table-cell>
          <table:table-cell office:value-type="float" office:value="8204120.3200000003" table:style-name="ce17">
            <text:p>8.204.120<text:s/></text:p>
          </table:table-cell>
          <table:table-cell office:value-type="float" office:value="1708280.9600000002" table:style-name="ce17">
            <text:p>1.708.281<text:s/></text:p>
          </table:table-cell>
          <table:table-cell office:value-type="float" office:value="23213139.230000004" table:style-name="ce17">
            <text:p>23.213.139<text:s/></text:p>
          </table:table-cell>
          <table:table-cell office:value-type="float" office:value="122581644.22999999" table:style-name="ce17">
            <text:p>122.581.644<text:s/></text:p>
          </table:table-cell>
          <table:table-cell office:value-type="float" office:value="1792405.6500000001" table:style-name="ce17">
            <text:p>1.792.406<text:s/></text:p>
          </table:table-cell>
          <table:table-cell office:value-type="float" office:value="792806.23" table:style-name="ce17">
            <text:p>792.806<text:s/></text:p>
          </table:table-cell>
          <table:table-cell office:value-type="float" office:value="265145.91000000003" table:style-name="ce17">
            <text:p>265.146<text:s/></text:p>
          </table:table-cell>
          <table:table-cell office:value-type="float" office:value="46809988.659999996" table:style-name="ce17">
            <text:p>46.809.989<text:s/></text:p>
          </table:table-cell>
          <table:table-cell office:value-type="float" office:value="17133468.120000001" table:style-name="ce17">
            <text:p>17.133.468<text:s/></text:p>
          </table:table-cell>
          <table:table-cell office:value-type="float" office:value="2753915.5799999996" table:style-name="ce17">
            <text:p>2.753.916<text:s/></text:p>
          </table:table-cell>
          <table:table-cell office:value-type="float" office:value="457096820.39999998" table:style-name="ce17">
            <text:p>457.096.820<text:s/></text:p>
          </table:table-cell>
          <table:table-cell office:value-type="float" office:value="2067885.66" table:style-name="ce17">
            <text:p>2.067.886<text:s/></text:p>
          </table:table-cell>
          <table:table-cell office:value-type="float" office:value="959017375.4799999" table:style-name="ce18">
            <text:p>959.017.37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511133.8" table:style-name="ce17">
            <text:p>511.134<text:s/></text:p>
          </table:table-cell>
          <table:table-cell office:value-type="float" office:value="780195.85" table:style-name="ce17">
            <text:p>780.196<text:s/></text:p>
          </table:table-cell>
          <table:table-cell office:value-type="float" office:value="5030763.0599999996" table:style-name="ce17">
            <text:p>5.030.763<text:s/></text:p>
          </table:table-cell>
          <table:table-cell office:value-type="float" office:value="105088.59" table:style-name="ce17">
            <text:p>105.089<text:s/></text:p>
          </table:table-cell>
          <table:table-cell office:value-type="float" office:value="4786635.9400000004" table:style-name="ce17">
            <text:p>4.786.636<text:s/></text:p>
          </table:table-cell>
          <table:table-cell office:value-type="float" office:value="3635098.95" table:style-name="ce17">
            <text:p>3.635.099<text:s/></text:p>
          </table:table-cell>
          <table:table-cell office:value-type="float" office:value="494342876.18000001" table:style-name="ce17">
            <text:p>494.342.876<text:s/></text:p>
          </table:table-cell>
          <table:table-cell office:value-type="float" office:value="14047973.74" table:style-name="ce17">
            <text:p>14.047.974<text:s/></text:p>
          </table:table-cell>
          <table:table-cell office:value-type="float" office:value="9319599.6999999993" table:style-name="ce17">
            <text:p>9.319.600<text:s/></text:p>
          </table:table-cell>
          <table:table-cell office:value-type="float" office:value="414293.73" table:style-name="ce17">
            <text:p>414.294<text:s/></text:p>
          </table:table-cell>
          <table:table-cell office:value-type="float" office:value="89726598.530000001" table:style-name="ce17">
            <text:p>89.726.599<text:s/></text:p>
          </table:table-cell>
          <table:table-cell office:value-type="float" office:value="6146365.0499999998" table:style-name="ce17">
            <text:p>6.146.365<text:s/></text:p>
          </table:table-cell>
          <table:table-cell office:value-type="float" office:value="10168388.550000001" table:style-name="ce17">
            <text:p>10.168.389<text:s/></text:p>
          </table:table-cell>
          <table:table-cell office:value-type="float" office:value="13107008.359999999" table:style-name="ce17">
            <text:p>13.107.008<text:s/></text:p>
          </table:table-cell>
          <table:table-cell office:value-type="float" office:value="1906830.63" table:style-name="ce17">
            <text:p>1.906.831<text:s/></text:p>
          </table:table-cell>
          <table:table-cell office:value-type="float" office:value="12081493.02" table:style-name="ce17">
            <text:p>12.081.493<text:s/></text:p>
          </table:table-cell>
          <table:table-cell office:value-type="float" office:value="187625.4" table:style-name="ce17">
            <text:p>187.625<text:s/></text:p>
          </table:table-cell>
          <table:table-cell office:value-type="float" office:value="62788313.799999997" table:style-name="ce17">
            <text:p>62.788.314<text:s/></text:p>
          </table:table-cell>
          <table:table-cell office:value-type="float" office:value="140285434.80000001" table:style-name="ce17">
            <text:p>140.285.435<text:s/></text:p>
          </table:table-cell>
          <table:table-cell office:value-type="float" office:value="1096093.8799999999" table:style-name="ce17">
            <text:p>1.096.094<text:s/></text:p>
          </table:table-cell>
          <table:table-cell office:value-type="float" office:value="7357490.4100000001" table:style-name="ce17">
            <text:p>7.357.490<text:s/></text:p>
          </table:table-cell>
          <table:table-cell office:value-type="float" office:value="106108.33" table:style-name="ce17">
            <text:p>106.108<text:s/></text:p>
          </table:table-cell>
          <table:table-cell office:value-type="float" office:value="107287371.73" table:style-name="ce17">
            <text:p>107.287.372<text:s/></text:p>
          </table:table-cell>
          <table:table-cell office:value-type="float" office:value="28995602.539999999" table:style-name="ce17">
            <text:p>28.995.603<text:s/></text:p>
          </table:table-cell>
          <table:table-cell office:value-type="float" office:value="1386466.33" table:style-name="ce17">
            <text:p>1.386.466<text:s/></text:p>
          </table:table-cell>
          <table:table-cell office:value-type="float" office:value="2077886993.3699999" table:style-name="ce17">
            <text:p>2.077.886.993<text:s/></text:p>
          </table:table-cell>
          <table:table-cell office:value-type="float" office:value="224746.64" table:style-name="ce17">
            <text:p>224.747<text:s/></text:p>
          </table:table-cell>
          <table:table-cell office:value-type="float" office:value="3093712590.9099994" table:style-name="ce18">
            <text:p>3.093.712.59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659443.28" table:style-name="ce17">
            <text:p>659.443<text:s/></text:p>
          </table:table-cell>
          <table:table-cell office:value-type="float" office:value="1840231.44" table:style-name="ce17">
            <text:p>1.840.231<text:s/></text:p>
          </table:table-cell>
          <table:table-cell office:value-type="float" office:value="893642.6" table:style-name="ce17">
            <text:p>893.643<text:s/></text:p>
          </table:table-cell>
          <table:table-cell office:value-type="float" office:value="550679.43000000005" table:style-name="ce17">
            <text:p>550.679<text:s/></text:p>
          </table:table-cell>
          <table:table-cell office:value-type="float" office:value="33463096.190000001" table:style-name="ce17">
            <text:p>33.463.096<text:s/></text:p>
          </table:table-cell>
          <table:table-cell office:value-type="float" office:value="1802699.51" table:style-name="ce17">
            <text:p>1.802.700<text:s/></text:p>
          </table:table-cell>
          <table:table-cell office:value-type="float" office:value="829316.42" table:style-name="ce17">
            <text:p>829.316<text:s/></text:p>
          </table:table-cell>
          <table:table-cell office:value-type="float" office:value="7787211.9800000004" table:style-name="ce17">
            <text:p>7.787.212<text:s/></text:p>
          </table:table-cell>
          <table:table-cell office:value-type="float" office:value="94458205.280000001" table:style-name="ce17">
            <text:p>94.458.205<text:s/></text:p>
          </table:table-cell>
          <table:table-cell office:value-type="float" office:value="7535198.9000000004" table:style-name="ce17">
            <text:p>7.535.199<text:s/></text:p>
          </table:table-cell>
          <table:table-cell office:value-type="float" office:value="98618823.290000007" table:style-name="ce17">
            <text:p>98.618.823<text:s/></text:p>
          </table:table-cell>
          <table:table-cell office:value-type="float" office:value="126565316.19" table:style-name="ce17">
            <text:p>126.565.316<text:s/></text:p>
          </table:table-cell>
          <table:table-cell office:value-type="float" office:value="118739502.56999999" table:style-name="ce17">
            <text:p>118.739.503<text:s/></text:p>
          </table:table-cell>
          <table:table-cell office:value-type="float" office:value="14648307.6" table:style-name="ce17">
            <text:p>14.648.308<text:s/></text:p>
          </table:table-cell>
          <table:table-cell office:value-type="float" office:value="1239931.6100000001" table:style-name="ce17">
            <text:p>1.239.932<text:s/></text:p>
          </table:table-cell>
          <table:table-cell office:value-type="float" office:value="3275969.3" table:style-name="ce17">
            <text:p>3.275.969<text:s/></text:p>
          </table:table-cell>
          <table:table-cell office:value-type="float" office:value="7932113.8200000003" table:style-name="ce17">
            <text:p>7.932.114<text:s/></text:p>
          </table:table-cell>
          <table:table-cell office:value-type="float" office:value="103212304.19" table:style-name="ce17">
            <text:p>103.212.304<text:s/></text:p>
          </table:table-cell>
          <table:table-cell office:value-type="float" office:value="6977941.2199999997" table:style-name="ce17">
            <text:p>6.977.941<text:s/></text:p>
          </table:table-cell>
          <table:table-cell office:value-type="float" office:value="1329282.1599999999" table:style-name="ce17">
            <text:p>1.329.282<text:s/></text:p>
          </table:table-cell>
          <table:table-cell office:value-type="float" office:value="4091804.78" table:style-name="ce17">
            <text:p>4.091.805<text:s/></text:p>
          </table:table-cell>
          <table:table-cell office:value-type="float" office:value="676283.42" table:style-name="ce17">
            <text:p>676.283<text:s/></text:p>
          </table:table-cell>
          <table:table-cell office:value-type="float" office:value="83979723.920000002" table:style-name="ce17">
            <text:p>83.979.724<text:s/></text:p>
          </table:table-cell>
          <table:table-cell office:value-type="float" office:value="17562084.039999999" table:style-name="ce17">
            <text:p>17.562.084<text:s/></text:p>
          </table:table-cell>
          <table:table-cell office:value-type="float" office:value="1557715.44" table:style-name="ce17">
            <text:p>1.557.715<text:s/></text:p>
          </table:table-cell>
          <table:table-cell office:value-type="float" office:value="192017430.03999999" table:style-name="ce17">
            <text:p>192.017.430<text:s/></text:p>
          </table:table-cell>
          <table:table-cell office:value-type="float" office:value="14718369.970000001" table:style-name="ce17">
            <text:p>14.718.370<text:s/></text:p>
          </table:table-cell>
          <table:table-cell office:value-type="float" office:value="946962628.58999991" table:style-name="ce18">
            <text:p>946.962.62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9596179.7899999991" table:style-name="ce17">
            <text:p>9.596.180<text:s/></text:p>
          </table:table-cell>
          <table:table-cell office:value-type="float" office:value="45662805.259999998" table:style-name="ce17">
            <text:p>45.662.805<text:s/></text:p>
          </table:table-cell>
          <table:table-cell office:value-type="float" office:value="324758871.64999998" table:style-name="ce17">
            <text:p>324.758.872<text:s/></text:p>
          </table:table-cell>
          <table:table-cell office:value-type="float" office:value="5745451.5700000003" table:style-name="ce17">
            <text:p>5.745.452<text:s/></text:p>
          </table:table-cell>
          <table:table-cell office:value-type="float" office:value="470063721.38" table:style-name="ce17">
            <text:p>470.063.721<text:s/></text:p>
          </table:table-cell>
          <table:table-cell office:value-type="float" office:value="264693067.58000001" table:style-name="ce17">
            <text:p>264.693.068<text:s/></text:p>
          </table:table-cell>
          <table:table-cell office:value-type="float" office:value="876948771.03999996" table:style-name="ce17">
            <text:p>876.948.771<text:s/></text:p>
          </table:table-cell>
          <table:table-cell office:value-type="float" office:value="370241034.01999998" table:style-name="ce17">
            <text:p>370.241.034<text:s/></text:p>
          </table:table-cell>
          <table:table-cell office:value-type="float" office:value="263237792.65000001" table:style-name="ce17">
            <text:p>263.237.793<text:s/></text:p>
          </table:table-cell>
          <table:table-cell office:value-type="float" office:value="241468675.34" table:style-name="ce17">
            <text:p>241.468.675<text:s/></text:p>
          </table:table-cell>
          <table:table-cell office:value-type="float" office:value="986536956.08000004" table:style-name="ce17">
            <text:p>986.536.956<text:s/></text:p>
          </table:table-cell>
          <table:table-cell office:value-type="float" office:value="87193305.640000001" table:style-name="ce17">
            <text:p>87.193.306<text:s/></text:p>
          </table:table-cell>
          <table:table-cell office:value-type="float" office:value="137779364.31" table:style-name="ce17">
            <text:p>137.779.364<text:s/></text:p>
          </table:table-cell>
          <table:table-cell office:value-type="float" office:value="133062714.89" table:style-name="ce17">
            <text:p>133.062.715<text:s/></text:p>
          </table:table-cell>
          <table:table-cell office:value-type="float" office:value="73884678.079999998" table:style-name="ce17">
            <text:p>73.884.678<text:s/></text:p>
          </table:table-cell>
          <table:table-cell office:value-type="float" office:value="478013234.48000002" table:style-name="ce17">
            <text:p>478.013.234<text:s/></text:p>
          </table:table-cell>
          <table:table-cell office:value-type="float" office:value="41072721.259999998" table:style-name="ce17">
            <text:p>41.072.721<text:s/></text:p>
          </table:table-cell>
          <table:table-cell office:value-type="float" office:value="1029343796.65" table:style-name="ce17">
            <text:p>1.029.343.797<text:s/></text:p>
          </table:table-cell>
          <table:table-cell office:value-type="float" office:value="4676495504.8599997" table:style-name="ce17">
            <text:p>4.676.495.505<text:s/></text:p>
          </table:table-cell>
          <table:table-cell office:value-type="float" office:value="69059775.480000004" table:style-name="ce17">
            <text:p>69.059.775<text:s/></text:p>
          </table:table-cell>
          <table:table-cell office:value-type="float" office:value="37507454.369999997" table:style-name="ce17">
            <text:p>37.507.454<text:s/></text:p>
          </table:table-cell>
          <table:table-cell office:value-type="float" office:value="9439879.8000000007" table:style-name="ce17">
            <text:p>9.439.880<text:s/></text:p>
          </table:table-cell>
          <table:table-cell office:value-type="float" office:value="1046262779.15" table:style-name="ce17">
            <text:p>1.046.262.779<text:s/></text:p>
          </table:table-cell>
          <table:table-cell office:value-type="float" office:value="996073099.88999999" table:style-name="ce17">
            <text:p>996.073.100<text:s/></text:p>
          </table:table-cell>
          <table:table-cell office:value-type="float" office:value="41659833.299999997" table:style-name="ce17">
            <text:p>41.659.833<text:s/></text:p>
          </table:table-cell>
          <table:table-cell office:value-type="float" office:value="7400434829.2299995" table:style-name="ce17">
            <text:p>7.400.434.829<text:s/></text:p>
          </table:table-cell>
          <table:table-cell office:value-type="float" office:value="29430123.629999999" table:style-name="ce17">
            <text:p>29.430.124<text:s/></text:p>
          </table:table-cell>
          <table:table-cell office:value-type="float" office:value="20145666421.379997" table:style-name="ce18">
            <text:p>20.145.666.42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7995.69" table:style-name="ce17">
            <text:p>7.996<text:s/></text:p>
          </table:table-cell>
          <table:table-cell office:value-type="float" office:value="64956.9" table:style-name="ce17">
            <text:p>64.957<text:s/></text:p>
          </table:table-cell>
          <table:table-cell office:value-type="float" office:value="175787.53" table:style-name="ce17">
            <text:p>175.788<text:s/></text:p>
          </table:table-cell>
          <table:table-cell office:value-type="float" office:value="28419.200000000001" table:style-name="ce17">
            <text:p>28.419<text:s/></text:p>
          </table:table-cell>
          <table:table-cell office:value-type="float" office:value="1669551.48" table:style-name="ce17">
            <text:p>1.669.551<text:s/></text:p>
          </table:table-cell>
          <table:table-cell office:value-type="float" office:value="19697919.010000002" table:style-name="ce17">
            <text:p>19.697.919<text:s/></text:p>
          </table:table-cell>
          <table:table-cell office:value-type="float" office:value="393146409.25999999" table:style-name="ce17">
            <text:p>393.146.409<text:s/></text:p>
          </table:table-cell>
          <table:table-cell office:value-type="float" office:value="6798625.6399999997" table:style-name="ce17">
            <text:p>6.798.626<text:s/></text:p>
          </table:table-cell>
          <table:table-cell office:value-type="float" office:value="337202.99" table:style-name="ce17">
            <text:p>337.203<text:s/></text:p>
          </table:table-cell>
          <table:table-cell office:value-type="float" office:value="27913.31" table:style-name="ce17">
            <text:p>27.913<text:s/></text:p>
          </table:table-cell>
          <table:table-cell office:value-type="float" office:value="31939423.870000001" table:style-name="ce17">
            <text:p>31.939.424<text:s/></text:p>
          </table:table-cell>
          <table:table-cell office:value-type="float" office:value="16805.5" table:style-name="ce17">
            <text:p>16.806<text:s/></text:p>
          </table:table-cell>
          <table:table-cell office:value-type="float" office:value="139778.20000000001" table:style-name="ce17">
            <text:p>139.778<text:s/></text:p>
          </table:table-cell>
          <table:table-cell office:value-type="float" office:value="11902275.689999999" table:style-name="ce17">
            <text:p>11.902.276<text:s/></text:p>
          </table:table-cell>
          <table:table-cell office:value-type="float" office:value="39284.480000000003" table:style-name="ce17">
            <text:p>39.284<text:s/></text:p>
          </table:table-cell>
          <table:table-cell office:value-type="float" office:value="1059754.58" table:style-name="ce17">
            <text:p>1.059.755<text:s/></text:p>
          </table:table-cell>
          <table:table-cell office:value-type="float" office:value="23684.74" table:style-name="ce17">
            <text:p>23.685<text:s/></text:p>
          </table:table-cell>
          <table:table-cell office:value-type="float" office:value="8362430.0800000001" table:style-name="ce17">
            <text:p>8.362.430<text:s/></text:p>
          </table:table-cell>
          <table:table-cell office:value-type="float" office:value="103279671.09" table:style-name="ce17">
            <text:p>103.279.671<text:s/></text:p>
          </table:table-cell>
          <table:table-cell office:value-type="float" office:value="125977.75" table:style-name="ce17">
            <text:p>125.978<text:s/></text:p>
          </table:table-cell>
          <table:table-cell office:value-type="float" office:value="129941.79" table:style-name="ce17">
            <text:p>129.942<text:s/></text:p>
          </table:table-cell>
          <table:table-cell office:value-type="float" office:value="5341.68" table:style-name="ce17">
            <text:p>5.342<text:s/></text:p>
          </table:table-cell>
          <table:table-cell office:value-type="float" office:value="48872525.390000001" table:style-name="ce17">
            <text:p>48.872.525<text:s/></text:p>
          </table:table-cell>
          <table:table-cell office:value-type="float" office:value="1377688.67" table:style-name="ce17">
            <text:p>1.377.689<text:s/></text:p>
          </table:table-cell>
          <table:table-cell office:value-type="float" office:value="1392659.08" table:style-name="ce17">
            <text:p>1.392.659<text:s/></text:p>
          </table:table-cell>
          <table:table-cell office:value-type="float" office:value="629652391.92999995" table:style-name="ce17">
            <text:p>629.652.392<text:s/></text:p>
          </table:table-cell>
          <table:table-cell office:value-type="float" office:value="19286.73" table:style-name="ce17">
            <text:p>19.287<text:s/></text:p>
          </table:table-cell>
          <table:table-cell office:value-type="float" office:value="1260293702.2599998" table:style-name="ce18">
            <text:p>1.260.293.70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9588184.0999999996" table:style-name="ce17">
            <text:p>9.588.184<text:s/></text:p>
          </table:table-cell>
          <table:table-cell office:value-type="float" office:value="45597848.360000007" table:style-name="ce17">
            <text:p>45.597.848<text:s/></text:p>
          </table:table-cell>
          <table:table-cell office:value-type="float" office:value="324583084.12" table:style-name="ce17">
            <text:p>324.583.084<text:s/></text:p>
          </table:table-cell>
          <table:table-cell office:value-type="float" office:value="5717032.3700000001" table:style-name="ce17">
            <text:p>5.717.032<text:s/></text:p>
          </table:table-cell>
          <table:table-cell office:value-type="float" office:value="468394169.90000004" table:style-name="ce17">
            <text:p>468.394.170<text:s/></text:p>
          </table:table-cell>
          <table:table-cell office:value-type="float" office:value="244995148.56999999" table:style-name="ce17">
            <text:p>244.995.149<text:s/></text:p>
          </table:table-cell>
          <table:table-cell office:value-type="float" office:value="483802361.78000003" table:style-name="ce17">
            <text:p>483.802.362<text:s/></text:p>
          </table:table-cell>
          <table:table-cell office:value-type="float" office:value="363442408.38" table:style-name="ce17">
            <text:p>363.442.408<text:s/></text:p>
          </table:table-cell>
          <table:table-cell office:value-type="float" office:value="262900589.65999997" table:style-name="ce17">
            <text:p>262.900.590<text:s/></text:p>
          </table:table-cell>
          <table:table-cell office:value-type="float" office:value="241440762.03" table:style-name="ce17">
            <text:p>241.440.762<text:s/></text:p>
          </table:table-cell>
          <table:table-cell office:value-type="float" office:value="954597532.21000004" table:style-name="ce17">
            <text:p>954.597.532<text:s/></text:p>
          </table:table-cell>
          <table:table-cell office:value-type="float" office:value="87176500.140000001" table:style-name="ce17">
            <text:p>87.176.500<text:s/></text:p>
          </table:table-cell>
          <table:table-cell office:value-type="float" office:value="137639586.10999998" table:style-name="ce17">
            <text:p>137.639.586<text:s/></text:p>
          </table:table-cell>
          <table:table-cell office:value-type="float" office:value="121160439.19999999" table:style-name="ce17">
            <text:p>121.160.439<text:s/></text:p>
          </table:table-cell>
          <table:table-cell office:value-type="float" office:value="73845393.600000009" table:style-name="ce17">
            <text:p>73.845.394<text:s/></text:p>
          </table:table-cell>
          <table:table-cell office:value-type="float" office:value="476953479.89999998" table:style-name="ce17">
            <text:p>476.953.480<text:s/></text:p>
          </table:table-cell>
          <table:table-cell office:value-type="float" office:value="41049036.519999996" table:style-name="ce17">
            <text:p>41.049.037<text:s/></text:p>
          </table:table-cell>
          <table:table-cell office:value-type="float" office:value="1020981366.5699999" table:style-name="ce17">
            <text:p>1.020.981.367<text:s/></text:p>
          </table:table-cell>
          <table:table-cell office:value-type="float" office:value="4573215833.7700005" table:style-name="ce17">
            <text:p>4.573.215.834<text:s/></text:p>
          </table:table-cell>
          <table:table-cell office:value-type="float" office:value="68933797.730000004" table:style-name="ce17">
            <text:p>68.933.798<text:s/></text:p>
          </table:table-cell>
          <table:table-cell office:value-type="float" office:value="37377512.580000006" table:style-name="ce17">
            <text:p>37.377.513<text:s/></text:p>
          </table:table-cell>
          <table:table-cell office:value-type="float" office:value="9434538.120000001" table:style-name="ce17">
            <text:p>9.434.538<text:s/></text:p>
          </table:table-cell>
          <table:table-cell office:value-type="float" office:value="997390253.75999999" table:style-name="ce17">
            <text:p>997.390.254<text:s/></text:p>
          </table:table-cell>
          <table:table-cell office:value-type="float" office:value="994695411.21999991" table:style-name="ce17">
            <text:p>994.695.411<text:s/></text:p>
          </table:table-cell>
          <table:table-cell office:value-type="float" office:value="40267174.219999999" table:style-name="ce17">
            <text:p>40.267.174<text:s/></text:p>
          </table:table-cell>
          <table:table-cell office:value-type="float" office:value="6770782437.3000011" table:style-name="ce17">
            <text:p>6.770.782.437<text:s/></text:p>
          </table:table-cell>
          <table:table-cell office:value-type="float" office:value="29410836.899999999" table:style-name="ce17">
            <text:p>29.410.837<text:s/></text:p>
          </table:table-cell>
          <table:table-cell office:value-type="float" office:value="18885372719.120003" table:style-name="ce18">
            <text:p>18.885.372.71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3294837.8" table:style-name="ce17">
            <text:p>3.294.838<text:s/></text:p>
          </table:table-cell>
          <table:table-cell office:value-type="float" office:value="12618769.74" table:style-name="ce17">
            <text:p>12.618.770<text:s/></text:p>
          </table:table-cell>
          <table:table-cell office:value-type="float" office:value="78538649.719999999" table:style-name="ce17">
            <text:p>78.538.650<text:s/></text:p>
          </table:table-cell>
          <table:table-cell office:value-type="float" office:value="3534031.42" table:style-name="ce17">
            <text:p>3.534.031<text:s/></text:p>
          </table:table-cell>
          <table:table-cell office:value-type="float" office:value="137969265.09" table:style-name="ce17">
            <text:p>137.969.265<text:s/></text:p>
          </table:table-cell>
          <table:table-cell office:value-type="float" office:value="77629125.25" table:style-name="ce17">
            <text:p>77.629.125<text:s/></text:p>
          </table:table-cell>
          <table:table-cell office:value-type="float" office:value="400361961.00999999" table:style-name="ce17">
            <text:p>400.361.961<text:s/></text:p>
          </table:table-cell>
          <table:table-cell office:value-type="float" office:value="94309131.560000002" table:style-name="ce17">
            <text:p>94.309.132<text:s/></text:p>
          </table:table-cell>
          <table:table-cell office:value-type="float" office:value="85590707.890000001" table:style-name="ce17">
            <text:p>85.590.708<text:s/></text:p>
          </table:table-cell>
          <table:table-cell office:value-type="float" office:value="64257437.950000003" table:style-name="ce17">
            <text:p>64.257.438<text:s/></text:p>
          </table:table-cell>
          <table:table-cell office:value-type="float" office:value="261595936.16" table:style-name="ce17">
            <text:p>261.595.936<text:s/></text:p>
          </table:table-cell>
          <table:table-cell office:value-type="float" office:value="26992319.199999999" table:style-name="ce17">
            <text:p>26.992.319<text:s/></text:p>
          </table:table-cell>
          <table:table-cell office:value-type="float" office:value="40064944.789999999" table:style-name="ce17">
            <text:p>40.064.945<text:s/></text:p>
          </table:table-cell>
          <table:table-cell office:value-type="float" office:value="47421940.590000004" table:style-name="ce17">
            <text:p>47.421.941<text:s/></text:p>
          </table:table-cell>
          <table:table-cell office:value-type="float" office:value="24318459.140000001" table:style-name="ce17">
            <text:p>24.318.459<text:s/></text:p>
          </table:table-cell>
          <table:table-cell office:value-type="float" office:value="129700772.5" table:style-name="ce17">
            <text:p>129.700.773<text:s/></text:p>
          </table:table-cell>
          <table:table-cell office:value-type="float" office:value="21243112.039999999" table:style-name="ce17">
            <text:p>21.243.112<text:s/></text:p>
          </table:table-cell>
          <table:table-cell office:value-type="float" office:value="289937705.58999997" table:style-name="ce17">
            <text:p>289.937.706<text:s/></text:p>
          </table:table-cell>
          <table:table-cell office:value-type="float" office:value="1099343849.71" table:style-name="ce17">
            <text:p>1.099.343.850<text:s/></text:p>
          </table:table-cell>
          <table:table-cell office:value-type="float" office:value="25759418.82" table:style-name="ce17">
            <text:p>25.759.419<text:s/></text:p>
          </table:table-cell>
          <table:table-cell office:value-type="float" office:value="15582959.25" table:style-name="ce17">
            <text:p>15.582.959<text:s/></text:p>
          </table:table-cell>
          <table:table-cell office:value-type="float" office:value="3934224.63" table:style-name="ce17">
            <text:p>3.934.225<text:s/></text:p>
          </table:table-cell>
          <table:table-cell office:value-type="float" office:value="283526103.94999999" table:style-name="ce17">
            <text:p>283.526.104<text:s/></text:p>
          </table:table-cell>
          <table:table-cell office:value-type="float" office:value="253053332.68000001" table:style-name="ce17">
            <text:p>253.053.333<text:s/></text:p>
          </table:table-cell>
          <table:table-cell office:value-type="float" office:value="13344369.869999999" table:style-name="ce17">
            <text:p>13.344.370<text:s/></text:p>
          </table:table-cell>
          <table:table-cell office:value-type="float" office:value="1806798432.51" table:style-name="ce17">
            <text:p>1.806.798.433<text:s/></text:p>
          </table:table-cell>
          <table:table-cell office:value-type="float" office:value="12362246.99" table:style-name="ce17">
            <text:p>12.362.247<text:s/></text:p>
          </table:table-cell>
          <table:table-cell office:value-type="float" office:value="5313084045.8499994" table:style-name="ce18">
            <text:p>5.313.084.04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295.68" table:style-name="ce17">
            <text:p>1.296<text:s/></text:p>
          </table:table-cell>
          <table:table-cell office:value-type="float" office:value="10851.18" table:style-name="ce17">
            <text:p>10.851<text:s/></text:p>
          </table:table-cell>
          <table:table-cell office:value-type="float" office:value="28498.51" table:style-name="ce17">
            <text:p>28.499<text:s/></text:p>
          </table:table-cell>
          <table:table-cell office:value-type="float" office:value="4615.95" table:style-name="ce17">
            <text:p>4.616<text:s/></text:p>
          </table:table-cell>
          <table:table-cell office:value-type="float" office:value="270614.78999999998" table:style-name="ce17">
            <text:p>270.615<text:s/></text:p>
          </table:table-cell>
          <table:table-cell office:value-type="float" office:value="3209525.31" table:style-name="ce17">
            <text:p>3.209.525<text:s/></text:p>
          </table:table-cell>
          <table:table-cell office:value-type="float" office:value="65692485.960000001" table:style-name="ce17">
            <text:p>65.692.486<text:s/></text:p>
          </table:table-cell>
          <table:table-cell office:value-type="float" office:value="1131885.18" table:style-name="ce17">
            <text:p>1.131.885<text:s/></text:p>
          </table:table-cell>
          <table:table-cell office:value-type="float" office:value="52815.19" table:style-name="ce17">
            <text:p>52.815<text:s/></text:p>
          </table:table-cell>
          <table:table-cell office:value-type="float" office:value="4518.33" table:style-name="ce17">
            <text:p>4.518<text:s/></text:p>
          </table:table-cell>
          <table:table-cell office:value-type="float" office:value="5189711.7300000004" table:style-name="ce17">
            <text:p>5.189.712<text:s/></text:p>
          </table:table-cell>
          <table:table-cell office:value-type="float" office:value="2772.28" table:style-name="ce17">
            <text:p>2.772<text:s/></text:p>
          </table:table-cell>
          <table:table-cell office:value-type="float" office:value="24345.01" table:style-name="ce17">
            <text:p>24.345<text:s/></text:p>
          </table:table-cell>
          <table:table-cell office:value-type="float" office:value="1942235.93" table:style-name="ce17">
            <text:p>1.942.236<text:s/></text:p>
          </table:table-cell>
          <table:table-cell office:value-type="float" office:value="6873.76" table:style-name="ce17">
            <text:p>6.874<text:s/></text:p>
          </table:table-cell>
          <table:table-cell office:value-type="float" office:value="176286.95" table:style-name="ce17">
            <text:p>176.287<text:s/></text:p>
          </table:table-cell>
          <table:table-cell office:value-type="float" office:value="4999.67" table:style-name="ce17">
            <text:p>5.000<text:s/></text:p>
          </table:table-cell>
          <table:table-cell office:value-type="float" office:value="1306570.2" table:style-name="ce17">
            <text:p>1.306.570<text:s/></text:p>
          </table:table-cell>
          <table:table-cell office:value-type="float" office:value="16600870.98" table:style-name="ce17">
            <text:p>16.600.871<text:s/></text:p>
          </table:table-cell>
          <table:table-cell office:value-type="float" office:value="19090.59" table:style-name="ce17">
            <text:p>19.091<text:s/></text:p>
          </table:table-cell>
          <table:table-cell office:value-type="float" office:value="19528.68" table:style-name="ce17">
            <text:p>19.529<text:s/></text:p>
          </table:table-cell>
          <table:table-cell office:value-type="float" office:value="868.02" table:style-name="ce17">
            <text:p>868<text:s/></text:p>
          </table:table-cell>
          <table:table-cell office:value-type="float" office:value="7927685.5499999998" table:style-name="ce17">
            <text:p>7.927.686<text:s/></text:p>
          </table:table-cell>
          <table:table-cell office:value-type="float" office:value="230065.18" table:style-name="ce17">
            <text:p>230.065<text:s/></text:p>
          </table:table-cell>
          <table:table-cell office:value-type="float" office:value="238755.59" table:style-name="ce17">
            <text:p>238.756<text:s/></text:p>
          </table:table-cell>
          <table:table-cell office:value-type="float" office:value="98206581.849999994" table:style-name="ce17">
            <text:p>98.206.582<text:s/></text:p>
          </table:table-cell>
          <table:table-cell office:value-type="float" office:value="3354.96" table:style-name="ce17">
            <text:p>3.355<text:s/></text:p>
          </table:table-cell>
          <table:table-cell office:value-type="float" office:value="202307703.01000005" table:style-name="ce18">
            <text:p>202.307.70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3293542.1199999992" table:style-name="ce17">
            <text:p>3.293.542<text:s/></text:p>
          </table:table-cell>
          <table:table-cell office:value-type="float" office:value="12607918.559999999" table:style-name="ce17">
            <text:p>12.607.919<text:s/></text:p>
          </table:table-cell>
          <table:table-cell office:value-type="float" office:value="78510151.210000008" table:style-name="ce17">
            <text:p>78.510.151<text:s/></text:p>
          </table:table-cell>
          <table:table-cell office:value-type="float" office:value="3529415.47" table:style-name="ce17">
            <text:p>3.529.415<text:s/></text:p>
          </table:table-cell>
          <table:table-cell office:value-type="float" office:value="137698650.30000001" table:style-name="ce17">
            <text:p>137.698.650<text:s/></text:p>
          </table:table-cell>
          <table:table-cell office:value-type="float" office:value="74419599.939999998" table:style-name="ce17">
            <text:p>74.419.600<text:s/></text:p>
          </table:table-cell>
          <table:table-cell office:value-type="float" office:value="334669475.05000007" table:style-name="ce17">
            <text:p>334.669.475<text:s/></text:p>
          </table:table-cell>
          <table:table-cell office:value-type="float" office:value="93177246.379999995" table:style-name="ce17">
            <text:p>93.177.246<text:s/></text:p>
          </table:table-cell>
          <table:table-cell office:value-type="float" office:value="85537892.700000003" table:style-name="ce17">
            <text:p>85.537.893<text:s/></text:p>
          </table:table-cell>
          <table:table-cell office:value-type="float" office:value="64252919.620000005" table:style-name="ce17">
            <text:p>64.252.920<text:s/></text:p>
          </table:table-cell>
          <table:table-cell office:value-type="float" office:value="256406224.43000001" table:style-name="ce17">
            <text:p>256.406.224<text:s/></text:p>
          </table:table-cell>
          <table:table-cell office:value-type="float" office:value="26989546.919999998" table:style-name="ce17">
            <text:p>26.989.547<text:s/></text:p>
          </table:table-cell>
          <table:table-cell office:value-type="float" office:value="40040599.780000001" table:style-name="ce17">
            <text:p>40.040.600<text:s/></text:p>
          </table:table-cell>
          <table:table-cell office:value-type="float" office:value="45479704.660000004" table:style-name="ce17">
            <text:p>45.479.705<text:s/></text:p>
          </table:table-cell>
          <table:table-cell office:value-type="float" office:value="24311585.379999995" table:style-name="ce17">
            <text:p>24.311.585<text:s/></text:p>
          </table:table-cell>
          <table:table-cell office:value-type="float" office:value="129524485.55000001" table:style-name="ce17">
            <text:p>129.524.486<text:s/></text:p>
          </table:table-cell>
          <table:table-cell office:value-type="float" office:value="21238112.369999997" table:style-name="ce17">
            <text:p>21.238.112<text:s/></text:p>
          </table:table-cell>
          <table:table-cell office:value-type="float" office:value="288631135.38999999" table:style-name="ce17">
            <text:p>288.631.135<text:s/></text:p>
          </table:table-cell>
          <table:table-cell office:value-type="float" office:value="1082742978.73" table:style-name="ce17">
            <text:p>1.082.742.979<text:s/></text:p>
          </table:table-cell>
          <table:table-cell office:value-type="float" office:value="25740328.23" table:style-name="ce17">
            <text:p>25.740.328<text:s/></text:p>
          </table:table-cell>
          <table:table-cell office:value-type="float" office:value="15563430.57" table:style-name="ce17">
            <text:p>15.563.431<text:s/></text:p>
          </table:table-cell>
          <table:table-cell office:value-type="float" office:value="3933356.61" table:style-name="ce17">
            <text:p>3.933.357<text:s/></text:p>
          </table:table-cell>
          <table:table-cell office:value-type="float" office:value="275598418.39999998" table:style-name="ce17">
            <text:p>275.598.418<text:s/></text:p>
          </table:table-cell>
          <table:table-cell office:value-type="float" office:value="252823267.49999997" table:style-name="ce17">
            <text:p>252.823.268<text:s/></text:p>
          </table:table-cell>
          <table:table-cell office:value-type="float" office:value="13105614.279999999" table:style-name="ce17">
            <text:p>13.105.614<text:s/></text:p>
          </table:table-cell>
          <table:table-cell office:value-type="float" office:value="1708591850.6600001" table:style-name="ce17">
            <text:p>1.708.591.851<text:s/></text:p>
          </table:table-cell>
          <table:table-cell office:value-type="float" office:value="12358892.030000001" table:style-name="ce17">
            <text:p>12.358.892<text:s/></text:p>
          </table:table-cell>
          <table:table-cell office:value-type="float" office:value="5110776342.8400011" table:style-name="ce18">
            <text:p>5.110.776.34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3355393.87" table:style-name="ce17">
            <text:p>3.355.394<text:s/></text:p>
          </table:table-cell>
          <table:table-cell office:value-type="float" office:value="11002597.359999999" table:style-name="ce17">
            <text:p>11.002.597<text:s/></text:p>
          </table:table-cell>
          <table:table-cell office:value-type="float" office:value="116734806.52" table:style-name="ce17">
            <text:p>116.734.807<text:s/></text:p>
          </table:table-cell>
          <table:table-cell office:value-type="float" office:value="2592684.4500000002" table:style-name="ce17">
            <text:p>2.592.684<text:s/></text:p>
          </table:table-cell>
          <table:table-cell office:value-type="float" office:value="106428533.03" table:style-name="ce17">
            <text:p>106.428.533<text:s/></text:p>
          </table:table-cell>
          <table:table-cell office:value-type="float" office:value="74682672.620000005" table:style-name="ce17">
            <text:p>74.682.673<text:s/></text:p>
          </table:table-cell>
          <table:table-cell office:value-type="float" office:value="344809599.15999997" table:style-name="ce17">
            <text:p>344.809.599<text:s/></text:p>
          </table:table-cell>
          <table:table-cell office:value-type="float" office:value="61561208.170000002" table:style-name="ce17">
            <text:p>61.561.208<text:s/></text:p>
          </table:table-cell>
          <table:table-cell office:value-type="float" office:value="73247275.329999998" table:style-name="ce17">
            <text:p>73.247.275<text:s/></text:p>
          </table:table-cell>
          <table:table-cell office:value-type="float" office:value="30647557.73" table:style-name="ce17">
            <text:p>30.647.558<text:s/></text:p>
          </table:table-cell>
          <table:table-cell office:value-type="float" office:value="317626596.49000001" table:style-name="ce17">
            <text:p>317.626.596<text:s/></text:p>
          </table:table-cell>
          <table:table-cell office:value-type="float" office:value="25900588.579999998" table:style-name="ce17">
            <text:p>25.900.589<text:s/></text:p>
          </table:table-cell>
          <table:table-cell office:value-type="float" office:value="42608412.100000001" table:style-name="ce17">
            <text:p>42.608.412<text:s/></text:p>
          </table:table-cell>
          <table:table-cell office:value-type="float" office:value="45347122.020000003" table:style-name="ce17">
            <text:p>45.347.122<text:s/></text:p>
          </table:table-cell>
          <table:table-cell office:value-type="float" office:value="26385714.850000001" table:style-name="ce17">
            <text:p>26.385.715<text:s/></text:p>
          </table:table-cell>
          <table:table-cell office:value-type="float" office:value="81586387.950000003" table:style-name="ce17">
            <text:p>81.586.388<text:s/></text:p>
          </table:table-cell>
          <table:table-cell office:value-type="float" office:value="12797892.779999999" table:style-name="ce17">
            <text:p>12.797.893<text:s/></text:p>
          </table:table-cell>
          <table:table-cell office:value-type="float" office:value="237426345.83000001" table:style-name="ce17">
            <text:p>237.426.346<text:s/></text:p>
          </table:table-cell>
          <table:table-cell office:value-type="float" office:value="1005047783.26" table:style-name="ce17">
            <text:p>1.005.047.783<text:s/></text:p>
          </table:table-cell>
          <table:table-cell office:value-type="float" office:value="17956293.66" table:style-name="ce17">
            <text:p>17.956.294<text:s/></text:p>
          </table:table-cell>
          <table:table-cell office:value-type="float" office:value="9376665.8000000007" table:style-name="ce17">
            <text:p>9.376.666<text:s/></text:p>
          </table:table-cell>
          <table:table-cell office:value-type="float" office:value="3390361.5" table:style-name="ce17">
            <text:p>3.390.362<text:s/></text:p>
          </table:table-cell>
          <table:table-cell office:value-type="float" office:value="245854726.47999999" table:style-name="ce17">
            <text:p>245.854.726<text:s/></text:p>
          </table:table-cell>
          <table:table-cell office:value-type="float" office:value="148496387.13" table:style-name="ce17">
            <text:p>148.496.387<text:s/></text:p>
          </table:table-cell>
          <table:table-cell office:value-type="float" office:value="15026053" table:style-name="ce17">
            <text:p>15.026.053<text:s/></text:p>
          </table:table-cell>
          <table:table-cell office:value-type="float" office:value="2123480568.29" table:style-name="ce17">
            <text:p>2.123.480.568<text:s/></text:p>
          </table:table-cell>
          <table:table-cell office:value-type="float" office:value="6976105.3899999997" table:style-name="ce17">
            <text:p>6.976.105<text:s/></text:p>
          </table:table-cell>
          <table:table-cell office:value-type="float" office:value="5190346333.3499994" table:style-name="ce18">
            <text:p>5.190.346.33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0" table:style-name="ce17">
            <text:p>-<text:s/></text:p>
          </table:table-cell>
          <table:table-cell office:value-type="float" office:value="2417.86" table:style-name="ce17">
            <text:p>2.418<text:s/></text:p>
          </table:table-cell>
          <table:table-cell office:value-type="float" office:value="149395.38" table:style-name="ce17">
            <text:p>149.395<text:s/></text:p>
          </table:table-cell>
          <table:table-cell office:value-type="float" office:value="1876.14" table:style-name="ce17">
            <text:p>1.876<text:s/></text:p>
          </table:table-cell>
          <table:table-cell office:value-type="float" office:value="141039.85" table:style-name="ce17">
            <text:p>141.040<text:s/></text:p>
          </table:table-cell>
          <table:table-cell office:value-type="float" office:value="12528016.630000001" table:style-name="ce17">
            <text:p>12.528.017<text:s/></text:p>
          </table:table-cell>
          <table:table-cell office:value-type="float" office:value="180853796.09" table:style-name="ce17">
            <text:p>180.853.796<text:s/></text:p>
          </table:table-cell>
          <table:table-cell office:value-type="float" office:value="5709068.9299999997" table:style-name="ce17">
            <text:p>5.709.069<text:s/></text:p>
          </table:table-cell>
          <table:table-cell office:value-type="float" office:value="177166.14" table:style-name="ce17">
            <text:p>177.166<text:s/></text:p>
          </table:table-cell>
          <table:table-cell office:value-type="float" office:value="206.58" table:style-name="ce17">
            <text:p>207<text:s/></text:p>
          </table:table-cell>
          <table:table-cell office:value-type="float" office:value="10263565.23" table:style-name="ce17">
            <text:p>10.263.565<text:s/></text:p>
          </table:table-cell>
          <table:table-cell office:value-type="float" office:value="155553.74" table:style-name="ce17">
            <text:p>155.554<text:s/></text:p>
          </table:table-cell>
          <table:table-cell office:value-type="float" office:value="388588.65" table:style-name="ce17">
            <text:p>388.589<text:s/></text:p>
          </table:table-cell>
          <table:table-cell office:value-type="float" office:value="7030226.29" table:style-name="ce17">
            <text:p>7.030.226<text:s/></text:p>
          </table:table-cell>
          <table:table-cell office:value-type="float" office:value="7328.64" table:style-name="ce17">
            <text:p>7.329<text:s/></text:p>
          </table:table-cell>
          <table:table-cell office:value-type="float" office:value="4342111.66" table:style-name="ce17">
            <text:p>4.342.11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3220478.449999999" table:style-name="ce17">
            <text:p>13.220.478<text:s/></text:p>
          </table:table-cell>
          <table:table-cell office:value-type="float" office:value="138915672.83000001" table:style-name="ce17">
            <text:p>138.915.673<text:s/></text:p>
          </table:table-cell>
          <table:table-cell office:value-type="float" office:value="54707.41" table:style-name="ce17">
            <text:p>54.707<text:s/></text:p>
          </table:table-cell>
          <table:table-cell office:value-type="float" office:value="28251.27" table:style-name="ce17">
            <text:p>28.25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9053545.140000001" table:style-name="ce17">
            <text:p>29.053.545<text:s/></text:p>
          </table:table-cell>
          <table:table-cell office:value-type="float" office:value="869968.58" table:style-name="ce17">
            <text:p>869.969<text:s/></text:p>
          </table:table-cell>
          <table:table-cell office:value-type="float" office:value="2457171.16" table:style-name="ce17">
            <text:p>2.457.171<text:s/></text:p>
          </table:table-cell>
          <table:table-cell office:value-type="float" office:value="341477375.68000001" table:style-name="ce17">
            <text:p>341.477.376<text:s/></text:p>
          </table:table-cell>
          <table:table-cell office:value-type="float" office:value="12310.98" table:style-name="ce17">
            <text:p>12.311<text:s/></text:p>
          </table:table-cell>
          <table:table-cell office:value-type="float" office:value="747839839.31000006" table:style-name="ce18">
            <text:p>747.839.83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3355393.87" table:style-name="ce17">
            <text:p>3.355.394<text:s/></text:p>
          </table:table-cell>
          <table:table-cell office:value-type="float" office:value="11000179.5" table:style-name="ce17">
            <text:p>11.000.180<text:s/></text:p>
          </table:table-cell>
          <table:table-cell office:value-type="float" office:value="116585411.14" table:style-name="ce17">
            <text:p>116.585.411<text:s/></text:p>
          </table:table-cell>
          <table:table-cell office:value-type="float" office:value="2590808.31" table:style-name="ce17">
            <text:p>2.590.808<text:s/></text:p>
          </table:table-cell>
          <table:table-cell office:value-type="float" office:value="106287493.17999999" table:style-name="ce17">
            <text:p>106.287.493<text:s/></text:p>
          </table:table-cell>
          <table:table-cell office:value-type="float" office:value="62154655.990000002" table:style-name="ce17">
            <text:p>62.154.656<text:s/></text:p>
          </table:table-cell>
          <table:table-cell office:value-type="float" office:value="163955803.06999999" table:style-name="ce17">
            <text:p>163.955.803<text:s/></text:p>
          </table:table-cell>
          <table:table-cell office:value-type="float" office:value="55852139.240000002" table:style-name="ce17">
            <text:p>55.852.139<text:s/></text:p>
          </table:table-cell>
          <table:table-cell office:value-type="float" office:value="73070109.189999998" table:style-name="ce17">
            <text:p>73.070.109<text:s/></text:p>
          </table:table-cell>
          <table:table-cell office:value-type="float" office:value="30647351.149999999" table:style-name="ce17">
            <text:p>30.647.351<text:s/></text:p>
          </table:table-cell>
          <table:table-cell office:value-type="float" office:value="307363031.25999999" table:style-name="ce17">
            <text:p>307.363.031<text:s/></text:p>
          </table:table-cell>
          <table:table-cell office:value-type="float" office:value="25745034.84" table:style-name="ce17">
            <text:p>25.745.035<text:s/></text:p>
          </table:table-cell>
          <table:table-cell office:value-type="float" office:value="42219823.449999996" table:style-name="ce17">
            <text:p>42.219.823<text:s/></text:p>
          </table:table-cell>
          <table:table-cell office:value-type="float" office:value="38316895.729999997" table:style-name="ce17">
            <text:p>38.316.896<text:s/></text:p>
          </table:table-cell>
          <table:table-cell office:value-type="float" office:value="26378386.209999997" table:style-name="ce17">
            <text:p>26.378.386<text:s/></text:p>
          </table:table-cell>
          <table:table-cell office:value-type="float" office:value="77244276.290000007" table:style-name="ce17">
            <text:p>77.244.276<text:s/></text:p>
          </table:table-cell>
          <table:table-cell office:value-type="float" office:value="12797892.780000001" table:style-name="ce17">
            <text:p>12.797.893<text:s/></text:p>
          </table:table-cell>
          <table:table-cell office:value-type="float" office:value="224205867.38000003" table:style-name="ce17">
            <text:p>224.205.867<text:s/></text:p>
          </table:table-cell>
          <table:table-cell office:value-type="float" office:value="866132110.43000007" table:style-name="ce17">
            <text:p>866.132.110<text:s/></text:p>
          </table:table-cell>
          <table:table-cell office:value-type="float" office:value="17901586.250000004" table:style-name="ce17">
            <text:p>17.901.586<text:s/></text:p>
          </table:table-cell>
          <table:table-cell office:value-type="float" office:value="9348414.5300000012" table:style-name="ce17">
            <text:p>9.348.415<text:s/></text:p>
          </table:table-cell>
          <table:table-cell office:value-type="float" office:value="3390361.5" table:style-name="ce17">
            <text:p>3.390.362<text:s/></text:p>
          </table:table-cell>
          <table:table-cell office:value-type="float" office:value="216801181.34000003" table:style-name="ce17">
            <text:p>216.801.181<text:s/></text:p>
          </table:table-cell>
          <table:table-cell office:value-type="float" office:value="147626418.55000001" table:style-name="ce17">
            <text:p>147.626.419<text:s/></text:p>
          </table:table-cell>
          <table:table-cell office:value-type="float" office:value="12568881.839999998" table:style-name="ce17">
            <text:p>12.568.882<text:s/></text:p>
          </table:table-cell>
          <table:table-cell office:value-type="float" office:value="1782003192.6100001" table:style-name="ce17">
            <text:p>1.782.003.193<text:s/></text:p>
          </table:table-cell>
          <table:table-cell office:value-type="float" office:value="6963794.4099999992" table:style-name="ce17">
            <text:p>6.963.794<text:s/></text:p>
          </table:table-cell>
          <table:table-cell office:value-type="float" office:value="4442506494.0400009" table:style-name="ce18">
            <text:p>4.442.506.49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7">
            <text:p>-<text:s/></text:p>
          </table:table-cell>
          <table:table-cell office:value-type="float" office:value="5397.52" table:style-name="ce17">
            <text:p>5.39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57264.49" table:style-name="ce17">
            <text:p>257.264<text:s/></text:p>
          </table:table-cell>
          <table:table-cell office:value-type="float" office:value="212.59" table:style-name="ce17">
            <text:p>213<text:s/></text:p>
          </table:table-cell>
          <table:table-cell office:value-type="float" office:value="2911.89" table:style-name="ce17">
            <text:p>2.912<text:s/></text:p>
          </table:table-cell>
          <table:table-cell office:value-type="float" office:value="29853.26" table:style-name="ce17">
            <text:p>29.85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170210.3" table:style-name="ce17">
            <text:p>5.170.210<text:s/></text:p>
          </table:table-cell>
          <table:table-cell office:value-type="float" office:value="176.32" table:style-name="ce17">
            <text:p>176<text:s/></text:p>
          </table:table-cell>
          <table:table-cell office:value-type="float" office:value="239.6" table:style-name="ce17">
            <text:p>240<text:s/></text:p>
          </table:table-cell>
          <table:table-cell office:value-type="float" office:value="209963.76" table:style-name="ce17">
            <text:p>209.96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0191378.470000001" table:style-name="ce17">
            <text:p>10.191.37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79087.95" table:style-name="ce17">
            <text:p>179.088<text:s/></text:p>
          </table:table-cell>
          <table:table-cell office:value-type="float" office:value="191531133.34999999" table:style-name="ce17">
            <text:p>191.531.13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632290.13" table:style-name="ce17">
            <text:p>3.632.290<text:s/></text:p>
          </table:table-cell>
          <table:table-cell office:value-type="float" office:value="102.93" table:style-name="ce17">
            <text:p>10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555195.37" table:style-name="ce17">
            <text:p>3.555.19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14765417.93000001" table:style-name="ce18">
            <text:p>214.765.41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6493987.6299999999" table:style-name="ce17">
            <text:p>6.493.988<text:s/></text:p>
          </table:table-cell>
          <table:table-cell office:value-type="float" office:value="19716555.469999999" table:style-name="ce17">
            <text:p>19.716.555<text:s/></text:p>
          </table:table-cell>
          <table:table-cell office:value-type="float" office:value="17476752.120000001" table:style-name="ce17">
            <text:p>17.476.752<text:s/></text:p>
          </table:table-cell>
          <table:table-cell office:value-type="float" office:value="20515347.84" table:style-name="ce17">
            <text:p>20.515.348<text:s/></text:p>
          </table:table-cell>
          <table:table-cell office:value-type="float" office:value="57756719.460000001" table:style-name="ce17">
            <text:p>57.756.719<text:s/></text:p>
          </table:table-cell>
          <table:table-cell office:value-type="float" office:value="43775211.969999999" table:style-name="ce17">
            <text:p>43.775.212<text:s/></text:p>
          </table:table-cell>
          <table:table-cell office:value-type="float" office:value="1228509486.3099999" table:style-name="ce17">
            <text:p>1.228.509.486<text:s/></text:p>
          </table:table-cell>
          <table:table-cell office:value-type="float" office:value="28432820.879999999" table:style-name="ce17">
            <text:p>28.432.821<text:s/></text:p>
          </table:table-cell>
          <table:table-cell office:value-type="float" office:value="37844942.229999997" table:style-name="ce17">
            <text:p>37.844.942<text:s/></text:p>
          </table:table-cell>
          <table:table-cell office:value-type="float" office:value="24492535.059999999" table:style-name="ce17">
            <text:p>24.492.535<text:s/></text:p>
          </table:table-cell>
          <table:table-cell office:value-type="float" office:value="150043995.56" table:style-name="ce17">
            <text:p>150.043.996<text:s/></text:p>
          </table:table-cell>
          <table:table-cell office:value-type="float" office:value="21410815.02" table:style-name="ce17">
            <text:p>21.410.815<text:s/></text:p>
          </table:table-cell>
          <table:table-cell office:value-type="float" office:value="22654417.629999999" table:style-name="ce17">
            <text:p>22.654.418<text:s/></text:p>
          </table:table-cell>
          <table:table-cell office:value-type="float" office:value="40173341.189999998" table:style-name="ce17">
            <text:p>40.173.341<text:s/></text:p>
          </table:table-cell>
          <table:table-cell office:value-type="float" office:value="45377005.490000002" table:style-name="ce17">
            <text:p>45.377.005<text:s/></text:p>
          </table:table-cell>
          <table:table-cell office:value-type="float" office:value="65725304.920000002" table:style-name="ce17">
            <text:p>65.725.305<text:s/></text:p>
          </table:table-cell>
          <table:table-cell office:value-type="float" office:value="19457440.989999998" table:style-name="ce17">
            <text:p>19.457.441<text:s/></text:p>
          </table:table-cell>
          <table:table-cell office:value-type="float" office:value="56598648.159999996" table:style-name="ce17">
            <text:p>56.598.648<text:s/></text:p>
          </table:table-cell>
          <table:table-cell office:value-type="float" office:value="247484512.38" table:style-name="ce17">
            <text:p>247.484.512<text:s/></text:p>
          </table:table-cell>
          <table:table-cell office:value-type="float" office:value="35648719.990000002" table:style-name="ce17">
            <text:p>35.648.720<text:s/></text:p>
          </table:table-cell>
          <table:table-cell office:value-type="float" office:value="22373902" table:style-name="ce17">
            <text:p>22.373.902<text:s/></text:p>
          </table:table-cell>
          <table:table-cell office:value-type="float" office:value="8557819.8200000003" table:style-name="ce17">
            <text:p>8.557.820<text:s/></text:p>
          </table:table-cell>
          <table:table-cell office:value-type="float" office:value="109919202.8" table:style-name="ce17">
            <text:p>109.919.203<text:s/></text:p>
          </table:table-cell>
          <table:table-cell office:value-type="float" office:value="57766292.020000003" table:style-name="ce17">
            <text:p>57.766.292<text:s/></text:p>
          </table:table-cell>
          <table:table-cell office:value-type="float" office:value="16767979.42" table:style-name="ce17">
            <text:p>16.767.979<text:s/></text:p>
          </table:table-cell>
          <table:table-cell office:value-type="float" office:value="129283875.98" table:style-name="ce17">
            <text:p>129.283.876<text:s/></text:p>
          </table:table-cell>
          <table:table-cell office:value-type="float" office:value="9620176.6799999997" table:style-name="ce17">
            <text:p>9.620.177<text:s/></text:p>
          </table:table-cell>
          <table:table-cell office:value-type="float" office:value="2543877809.0200005" table:style-name="ce18">
            <text:p>2.543.877.80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1517669.16" table:style-name="ce17">
            <text:p>1.517.669<text:s/></text:p>
          </table:table-cell>
          <table:table-cell office:value-type="float" office:value="4785679.79" table:style-name="ce17">
            <text:p>4.785.680<text:s/></text:p>
          </table:table-cell>
          <table:table-cell office:value-type="float" office:value="16072314.879999999" table:style-name="ce17">
            <text:p>16.072.315<text:s/></text:p>
          </table:table-cell>
          <table:table-cell office:value-type="float" office:value="1793715.56" table:style-name="ce17">
            <text:p>1.793.716<text:s/></text:p>
          </table:table-cell>
          <table:table-cell office:value-type="float" office:value="30616610.349999998" table:style-name="ce17">
            <text:p>30.616.610<text:s/></text:p>
          </table:table-cell>
          <table:table-cell office:value-type="float" office:value="23588062.460000001" table:style-name="ce17">
            <text:p>23.588.062<text:s/></text:p>
          </table:table-cell>
          <table:table-cell office:value-type="float" office:value="420393676.69" table:style-name="ce17">
            <text:p>420.393.677<text:s/></text:p>
          </table:table-cell>
          <table:table-cell office:value-type="float" office:value="24284935.300000001" table:style-name="ce17">
            <text:p>24.284.935<text:s/></text:p>
          </table:table-cell>
          <table:table-cell office:value-type="float" office:value="30961384.200000003" table:style-name="ce17">
            <text:p>30.961.384<text:s/></text:p>
          </table:table-cell>
          <table:table-cell office:value-type="float" office:value="7076566.4699999988" table:style-name="ce17">
            <text:p>7.076.566<text:s/></text:p>
          </table:table-cell>
          <table:table-cell office:value-type="float" office:value="21788972.240000002" table:style-name="ce17">
            <text:p>21.788.972<text:s/></text:p>
          </table:table-cell>
          <table:table-cell office:value-type="float" office:value="8472196.8100000005" table:style-name="ce17">
            <text:p>8.472.197<text:s/></text:p>
          </table:table-cell>
          <table:table-cell office:value-type="float" office:value="10528641.800000001" table:style-name="ce17">
            <text:p>10.528.642<text:s/></text:p>
          </table:table-cell>
          <table:table-cell office:value-type="float" office:value="12739298.010000002" table:style-name="ce17">
            <text:p>12.739.298<text:s/></text:p>
          </table:table-cell>
          <table:table-cell office:value-type="float" office:value="6993827.6700000009" table:style-name="ce17">
            <text:p>6.993.828<text:s/></text:p>
          </table:table-cell>
          <table:table-cell office:value-type="float" office:value="26905685.859999999" table:style-name="ce17">
            <text:p>26.905.686<text:s/></text:p>
          </table:table-cell>
          <table:table-cell office:value-type="float" office:value="5019814.0600000005" table:style-name="ce17">
            <text:p>5.019.814<text:s/></text:p>
          </table:table-cell>
          <table:table-cell office:value-type="float" office:value="66522348.880000003" table:style-name="ce17">
            <text:p>66.522.349<text:s/></text:p>
          </table:table-cell>
          <table:table-cell office:value-type="float" office:value="578249996.43000007" table:style-name="ce17">
            <text:p>578.249.996<text:s/></text:p>
          </table:table-cell>
          <table:table-cell office:value-type="float" office:value="6493292.9700000007" table:style-name="ce17">
            <text:p>6.493.293<text:s/></text:p>
          </table:table-cell>
          <table:table-cell office:value-type="float" office:value="4036048.17" table:style-name="ce17">
            <text:p>4.036.048<text:s/></text:p>
          </table:table-cell>
          <table:table-cell office:value-type="float" office:value="2081990.6600000001" table:style-name="ce17">
            <text:p>2.081.991<text:s/></text:p>
          </table:table-cell>
          <table:table-cell office:value-type="float" office:value="66793489.439999998" table:style-name="ce17">
            <text:p>66.793.489<text:s/></text:p>
          </table:table-cell>
          <table:table-cell office:value-type="float" office:value="73076030.410000011" table:style-name="ce17">
            <text:p>73.076.030<text:s/></text:p>
          </table:table-cell>
          <table:table-cell office:value-type="float" office:value="3536149.84" table:style-name="ce17">
            <text:p>3.536.150<text:s/></text:p>
          </table:table-cell>
          <table:table-cell office:value-type="float" office:value="586218685.26999998" table:style-name="ce17">
            <text:p>586.218.685<text:s/></text:p>
          </table:table-cell>
          <table:table-cell office:value-type="float" office:value="4053908.63" table:style-name="ce17">
            <text:p>4.053.909<text:s/></text:p>
          </table:table-cell>
          <table:table-cell office:value-type="float" office:value="2044600992.0100002" table:style-name="ce18">
            <text:p>2.044.600.992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20">
            <text:p>SUBTOTAL [A]</text:p>
          </table:table-cell>
          <table:table-cell office:value-type="float" office:value="44168533.57" table:style-name="ce21">
            <text:p>44.168.534<text:s/></text:p>
          </table:table-cell>
          <table:table-cell office:value-type="float" office:value="164320104.54000002" table:style-name="ce21">
            <text:p>164.320.105<text:s/></text:p>
          </table:table-cell>
          <table:table-cell office:value-type="float" office:value="893439143.21000004" table:style-name="ce21">
            <text:p>893.439.143<text:s/></text:p>
          </table:table-cell>
          <table:table-cell office:value-type="float" office:value="48549050.409999996" table:style-name="ce21">
            <text:p>48.549.050<text:s/></text:p>
          </table:table-cell>
          <table:table-cell office:value-type="float" office:value="1453750364.45" table:style-name="ce21">
            <text:p>1.453.750.364<text:s/></text:p>
          </table:table-cell>
          <table:table-cell office:value-type="float" office:value="934183723.23000002" table:style-name="ce21">
            <text:p>934.183.723<text:s/></text:p>
          </table:table-cell>
          <table:table-cell office:value-type="float" office:value="7714314019.0299997" table:style-name="ce21">
            <text:p>7.714.314.019<text:s/></text:p>
          </table:table-cell>
          <table:table-cell office:value-type="float" office:value="1200603797.9299998" table:style-name="ce21">
            <text:p>1.200.603.798<text:s/></text:p>
          </table:table-cell>
          <table:table-cell office:value-type="float" office:value="1006136924.21" table:style-name="ce21">
            <text:p>1.006.136.924<text:s/></text:p>
          </table:table-cell>
          <table:table-cell office:value-type="float" office:value="480120943.24000007" table:style-name="ce21">
            <text:p>480.120.943<text:s/></text:p>
          </table:table-cell>
          <table:table-cell office:value-type="float" office:value="3837605806.3699999" table:style-name="ce21">
            <text:p>3.837.605.806<text:s/></text:p>
          </table:table-cell>
          <table:table-cell office:value-type="float" office:value="438255263.57000005" table:style-name="ce21">
            <text:p>438.255.264<text:s/></text:p>
          </table:table-cell>
          <table:table-cell office:value-type="float" office:value="572935090.61000001" table:style-name="ce21">
            <text:p>572.935.091<text:s/></text:p>
          </table:table-cell>
          <table:table-cell office:value-type="float" office:value="519532361.23000002" table:style-name="ce21">
            <text:p>519.532.361<text:s/></text:p>
          </table:table-cell>
          <table:table-cell office:value-type="float" office:value="312265444.87" table:style-name="ce21">
            <text:p>312.265.445<text:s/></text:p>
          </table:table-cell>
          <table:table-cell office:value-type="float" office:value="1349012756.6199999" table:style-name="ce21">
            <text:p>1.349.012.757<text:s/></text:p>
          </table:table-cell>
          <table:table-cell office:value-type="float" office:value="173932629.71000001" table:style-name="ce21">
            <text:p>173.932.630<text:s/></text:p>
          </table:table-cell>
          <table:table-cell office:value-type="float" office:value="3443422366.25" table:style-name="ce21">
            <text:p>3.443.422.366<text:s/></text:p>
          </table:table-cell>
          <table:table-cell office:value-type="float" office:value="13461188033.75" table:style-name="ce21">
            <text:p>13.461.188.034<text:s/></text:p>
          </table:table-cell>
          <table:table-cell office:value-type="float" office:value="261354625.03999999" table:style-name="ce21">
            <text:p>261.354.625<text:s/></text:p>
          </table:table-cell>
          <table:table-cell office:value-type="float" office:value="149139388.35999998" table:style-name="ce21">
            <text:p>149.139.388<text:s/></text:p>
          </table:table-cell>
          <table:table-cell office:value-type="float" office:value="46079050.590000004" table:style-name="ce21">
            <text:p>46.079.051<text:s/></text:p>
          </table:table-cell>
          <table:table-cell office:value-type="float" office:value="3730053374.6000004" table:style-name="ce21">
            <text:p>3.730.053.375<text:s/></text:p>
          </table:table-cell>
          <table:table-cell office:value-type="float" office:value="3120121649.4899998" table:style-name="ce21">
            <text:p>3.120.121.649<text:s/></text:p>
          </table:table-cell>
          <table:table-cell office:value-type="float" office:value="173969215.75999999" table:style-name="ce21">
            <text:p>173.969.216<text:s/></text:p>
          </table:table-cell>
          <table:table-cell office:value-type="float" office:value="29313546915.600002" table:style-name="ce21">
            <text:p>29.313.546.916<text:s/></text:p>
          </table:table-cell>
          <table:table-cell office:value-type="float" office:value="112669976.63" table:style-name="ce21">
            <text:p>112.669.977<text:s/></text:p>
          </table:table-cell>
          <table:table-cell office:value-type="float" office:value="74954670552.87001" table:style-name="ce22">
            <text:p>74.954.670.553<text:s/></text:p>
          </table:table-cell>
          <table:table-cell table:style-name="ce16"/>
          <table:table-cell table:number-columns-repeated="16354" table:style-name="ce23"/>
        </table:table-row>
        <table:table-row table:style-name="ro9">
          <table:table-cell office:value-type="string" table:style-name="ce24">
            <text:p>RECEITA PREVIDENCIÁRIA [B]</text:p>
          </table:table-cell>
          <table:table-cell office:value-type="float" office:value="100096169.36257188" table:style-name="ce25">
            <text:p>100.096.169<text:s/></text:p>
          </table:table-cell>
          <table:table-cell office:value-type="float" office:value="244045433.77395496" table:style-name="ce25">
            <text:p>244.045.434<text:s/></text:p>
          </table:table-cell>
          <table:table-cell office:value-type="float" office:value="338593788.81738073" table:style-name="ce25">
            <text:p>338.593.789<text:s/></text:p>
          </table:table-cell>
          <table:table-cell office:value-type="float" office:value="51901734.243435167" table:style-name="ce25">
            <text:p>51.901.734<text:s/></text:p>
          </table:table-cell>
          <table:table-cell office:value-type="float" office:value="1333968802.2017088" table:style-name="ce25">
            <text:p>1.333.968.802<text:s/></text:p>
          </table:table-cell>
          <table:table-cell office:value-type="float" office:value="859152304.77713895" table:style-name="ce25">
            <text:p>859.152.305<text:s/></text:p>
          </table:table-cell>
          <table:table-cell office:value-type="float" office:value="632858984.10564959" table:style-name="ce25">
            <text:p>632.858.984<text:s/></text:p>
          </table:table-cell>
          <table:table-cell office:value-type="float" office:value="659658037.76191604" table:style-name="ce25">
            <text:p>659.658.038<text:s/></text:p>
          </table:table-cell>
          <table:table-cell office:value-type="float" office:value="740565140.11872435" table:style-name="ce25">
            <text:p>740.565.140<text:s/></text:p>
          </table:table-cell>
          <table:table-cell office:value-type="float" office:value="398182104.394862" table:style-name="ce25">
            <text:p>398.182.104<text:s/></text:p>
          </table:table-cell>
          <table:table-cell office:value-type="float" office:value="3062008907.7650905" table:style-name="ce25">
            <text:p>3.062.008.908<text:s/></text:p>
          </table:table-cell>
          <table:table-cell office:value-type="float" office:value="441073352.35240006" table:style-name="ce25">
            <text:p>441.073.352<text:s/></text:p>
          </table:table-cell>
          <table:table-cell office:value-type="float" office:value="575036672.66872478" table:style-name="ce25">
            <text:p>575.036.673<text:s/></text:p>
          </table:table-cell>
          <table:table-cell office:value-type="float" office:value="697206022.28494787" table:style-name="ce25">
            <text:p>697.206.022<text:s/></text:p>
          </table:table-cell>
          <table:table-cell office:value-type="float" office:value="365686543.51952165" table:style-name="ce25">
            <text:p>365.686.544<text:s/></text:p>
          </table:table-cell>
          <table:table-cell office:value-type="float" office:value="945931345.26375985" table:style-name="ce25">
            <text:p>945.931.345<text:s/></text:p>
          </table:table-cell>
          <table:table-cell office:value-type="float" office:value="265750242.53030223" table:style-name="ce25">
            <text:p>265.750.243<text:s/></text:p>
          </table:table-cell>
          <table:table-cell office:value-type="float" office:value="2220922060.1461544" table:style-name="ce25">
            <text:p>2.220.922.060<text:s/></text:p>
          </table:table-cell>
          <table:table-cell office:value-type="float" office:value="2876290983.6397882" table:style-name="ce25">
            <text:p>2.876.290.984<text:s/></text:p>
          </table:table-cell>
          <table:table-cell office:value-type="float" office:value="343089126.75944555" table:style-name="ce25">
            <text:p>343.089.127<text:s/></text:p>
          </table:table-cell>
          <table:table-cell office:value-type="float" office:value="159416811.23194912" table:style-name="ce25">
            <text:p>159.416.811<text:s/></text:p>
          </table:table-cell>
          <table:table-cell office:value-type="float" office:value="69409398.362924621" table:style-name="ce25">
            <text:p>69.409.398<text:s/></text:p>
          </table:table-cell>
          <table:table-cell office:value-type="float" office:value="2195350324.342392" table:style-name="ce25">
            <text:p>2.195.350.324<text:s/></text:p>
          </table:table-cell>
          <table:table-cell office:value-type="float" office:value="1734700848.9375439" table:style-name="ce25">
            <text:p>1.734.700.849<text:s/></text:p>
          </table:table-cell>
          <table:table-cell office:value-type="float" office:value="229057265.00939304" table:style-name="ce25">
            <text:p>229.057.265<text:s/></text:p>
          </table:table-cell>
          <table:table-cell office:value-type="float" office:value="11503607154.49847" table:style-name="ce25">
            <text:p>11.503.607.154<text:s/></text:p>
          </table:table-cell>
          <table:table-cell office:value-type="float" office:value="174897862.75985378" table:style-name="ce25">
            <text:p>174.897.863<text:s/></text:p>
          </table:table-cell>
          <table:table-cell office:value-type="float" office:value="33218457421.630005" table:style-name="ce26">
            <text:p>33.218.457.422<text:s/></text:p>
          </table:table-cell>
          <table:table-cell table:style-name="ce16"/>
          <table:table-cell table:number-columns-repeated="16354" table:style-name="ce23"/>
        </table:table-row>
        <table:table-row table:style-name="ro10">
          <table:table-cell office:value-type="string" table:style-name="ce20">
            <text:p>ADMINISTRADAS PELA RFB [C]=[A]+[B]</text:p>
          </table:table-cell>
          <table:table-cell office:value-type="float" office:value="144264702.93257189" table:style-name="ce21">
            <text:p>144.264.703<text:s/></text:p>
          </table:table-cell>
          <table:table-cell office:value-type="float" office:value="408365538.31395495" table:style-name="ce21">
            <text:p>408.365.538<text:s/></text:p>
          </table:table-cell>
          <table:table-cell office:value-type="float" office:value="1232032932.0273807" table:style-name="ce21">
            <text:p>1.232.032.932<text:s/></text:p>
          </table:table-cell>
          <table:table-cell office:value-type="float" office:value="100450784.65343517" table:style-name="ce21">
            <text:p>100.450.785<text:s/></text:p>
          </table:table-cell>
          <table:table-cell office:value-type="float" office:value="2787719166.6517086" table:style-name="ce21">
            <text:p>2.787.719.167<text:s/></text:p>
          </table:table-cell>
          <table:table-cell office:value-type="float" office:value="1793336028.007139" table:style-name="ce21">
            <text:p>1.793.336.028<text:s/></text:p>
          </table:table-cell>
          <table:table-cell office:value-type="float" office:value="8347173003.1356497" table:style-name="ce21">
            <text:p>8.347.173.003<text:s/></text:p>
          </table:table-cell>
          <table:table-cell office:value-type="float" office:value="1860261835.691916" table:style-name="ce21">
            <text:p>1.860.261.836<text:s/></text:p>
          </table:table-cell>
          <table:table-cell office:value-type="float" office:value="1746702064.3287244" table:style-name="ce21">
            <text:p>1.746.702.064<text:s/></text:p>
          </table:table-cell>
          <table:table-cell office:value-type="float" office:value="878303047.63486207" table:style-name="ce21">
            <text:p>878.303.048<text:s/></text:p>
          </table:table-cell>
          <table:table-cell office:value-type="float" office:value="6899614714.1350899" table:style-name="ce21">
            <text:p>6.899.614.714<text:s/></text:p>
          </table:table-cell>
          <table:table-cell office:value-type="float" office:value="879328615.92240012" table:style-name="ce21">
            <text:p>879.328.616<text:s/></text:p>
          </table:table-cell>
          <table:table-cell office:value-type="float" office:value="1147971763.2787247" table:style-name="ce21">
            <text:p>1.147.971.763<text:s/></text:p>
          </table:table-cell>
          <table:table-cell office:value-type="float" office:value="1216738383.5149479" table:style-name="ce21">
            <text:p>1.216.738.384<text:s/></text:p>
          </table:table-cell>
          <table:table-cell office:value-type="float" office:value="677951988.3895216" table:style-name="ce21">
            <text:p>677.951.988<text:s/></text:p>
          </table:table-cell>
          <table:table-cell office:value-type="float" office:value="2294944101.8837595" table:style-name="ce21">
            <text:p>2.294.944.102<text:s/></text:p>
          </table:table-cell>
          <table:table-cell office:value-type="float" office:value="439682872.24030221" table:style-name="ce21">
            <text:p>439.682.872<text:s/></text:p>
          </table:table-cell>
          <table:table-cell office:value-type="float" office:value="5664344426.3961544" table:style-name="ce21">
            <text:p>5.664.344.426<text:s/></text:p>
          </table:table-cell>
          <table:table-cell office:value-type="float" office:value="16337479017.389788" table:style-name="ce21">
            <text:p>16.337.479.017<text:s/></text:p>
          </table:table-cell>
          <table:table-cell office:value-type="float" office:value="604443751.79944551" table:style-name="ce21">
            <text:p>604.443.752<text:s/></text:p>
          </table:table-cell>
          <table:table-cell office:value-type="float" office:value="308556199.59194911" table:style-name="ce21">
            <text:p>308.556.200<text:s/></text:p>
          </table:table-cell>
          <table:table-cell office:value-type="float" office:value="115488448.95292462" table:style-name="ce21">
            <text:p>115.488.449<text:s/></text:p>
          </table:table-cell>
          <table:table-cell office:value-type="float" office:value="5925403698.9423923" table:style-name="ce21">
            <text:p>5.925.403.699<text:s/></text:p>
          </table:table-cell>
          <table:table-cell office:value-type="float" office:value="4854822498.4275436" table:style-name="ce21">
            <text:p>4.854.822.498<text:s/></text:p>
          </table:table-cell>
          <table:table-cell office:value-type="float" office:value="403026480.76939303" table:style-name="ce21">
            <text:p>403.026.481<text:s/></text:p>
          </table:table-cell>
          <table:table-cell office:value-type="float" office:value="40817154070.098473" table:style-name="ce21">
            <text:p>40.817.154.070<text:s/></text:p>
          </table:table-cell>
          <table:table-cell office:value-type="float" office:value="287567839.38985378" table:style-name="ce21">
            <text:p>287.567.839<text:s/></text:p>
          </table:table-cell>
          <table:table-cell office:value-type="float" office:value="108173127974.50002" table:style-name="ce22">
            <text:p>108.173.127.975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4">
            <text:p>ADMINISTRADAS POR OUTROS ÓRGÃOS [D]</text:p>
          </table:table-cell>
          <table:table-cell office:value-type="float" office:value="594177.52533993579" table:style-name="ce27">
            <text:p>594.178<text:s/></text:p>
          </table:table-cell>
          <table:table-cell office:value-type="float" office:value="3078381.8342282367" table:style-name="ce27">
            <text:p>3.078.382<text:s/></text:p>
          </table:table-cell>
          <table:table-cell office:value-type="float" office:value="1655889.8805246183" table:style-name="ce27">
            <text:p>1.655.890<text:s/></text:p>
          </table:table-cell>
          <table:table-cell office:value-type="float" office:value="293383.91096653923" table:style-name="ce27">
            <text:p>293.384<text:s/></text:p>
          </table:table-cell>
          <table:table-cell office:value-type="float" office:value="11283333.262677113" table:style-name="ce27">
            <text:p>11.283.333<text:s/></text:p>
          </table:table-cell>
          <table:table-cell office:value-type="float" office:value="22352165.234157864" table:style-name="ce27">
            <text:p>22.352.165<text:s/></text:p>
          </table:table-cell>
          <table:table-cell office:value-type="float" office:value="11638714.646846358" table:style-name="ce27">
            <text:p>11.638.715<text:s/></text:p>
          </table:table-cell>
          <table:table-cell office:value-type="float" office:value="6162302.467171981" table:style-name="ce27">
            <text:p>6.162.302<text:s/></text:p>
          </table:table-cell>
          <table:table-cell office:value-type="float" office:value="8773231.9498041943" table:style-name="ce27">
            <text:p>8.773.232<text:s/></text:p>
          </table:table-cell>
          <table:table-cell office:value-type="float" office:value="1924875.8735786986" table:style-name="ce27">
            <text:p>1.924.876<text:s/></text:p>
          </table:table-cell>
          <table:table-cell office:value-type="float" office:value="32218365.133353744" table:style-name="ce27">
            <text:p>32.218.365<text:s/></text:p>
          </table:table-cell>
          <table:table-cell office:value-type="float" office:value="14857884.289466279" table:style-name="ce27">
            <text:p>14.857.884<text:s/></text:p>
          </table:table-cell>
          <table:table-cell office:value-type="float" office:value="6604698.6227809247" table:style-name="ce27">
            <text:p>6.604.699<text:s/></text:p>
          </table:table-cell>
          <table:table-cell office:value-type="float" office:value="4176368.6383257392" table:style-name="ce27">
            <text:p>4.176.369<text:s/></text:p>
          </table:table-cell>
          <table:table-cell office:value-type="float" office:value="2902725.3607030348" table:style-name="ce27">
            <text:p>2.902.725<text:s/></text:p>
          </table:table-cell>
          <table:table-cell office:value-type="float" office:value="8665689.2732298486" table:style-name="ce27">
            <text:p>8.665.689<text:s/></text:p>
          </table:table-cell>
          <table:table-cell office:value-type="float" office:value="1708327.8168367273" table:style-name="ce27">
            <text:p>1.708.328<text:s/></text:p>
          </table:table-cell>
          <table:table-cell office:value-type="float" office:value="18574682.729953427" table:style-name="ce27">
            <text:p>18.574.683<text:s/></text:p>
          </table:table-cell>
          <table:table-cell office:value-type="float" office:value="2189903740.1244426" table:style-name="ce27">
            <text:p>2.189.903.740<text:s/></text:p>
          </table:table-cell>
          <table:table-cell office:value-type="float" office:value="2821329.9870662806" table:style-name="ce27">
            <text:p>2.821.330<text:s/></text:p>
          </table:table-cell>
          <table:table-cell office:value-type="float" office:value="1491125.7477383935" table:style-name="ce27">
            <text:p>1.491.126<text:s/></text:p>
          </table:table-cell>
          <table:table-cell office:value-type="float" office:value="343107.97035799606" table:style-name="ce27">
            <text:p>343.108<text:s/></text:p>
          </table:table-cell>
          <table:table-cell office:value-type="float" office:value="36348311.131332211" table:style-name="ce27">
            <text:p>36.348.311<text:s/></text:p>
          </table:table-cell>
          <table:table-cell office:value-type="float" office:value="10968479.794233194" table:style-name="ce27">
            <text:p>10.968.480<text:s/></text:p>
          </table:table-cell>
          <table:table-cell office:value-type="float" office:value="1619806.2239831863" table:style-name="ce27">
            <text:p>1.619.806<text:s/></text:p>
          </table:table-cell>
          <table:table-cell office:value-type="float" office:value="86538223.280882791" table:style-name="ce27">
            <text:p>86.538.223<text:s/></text:p>
          </table:table-cell>
          <table:table-cell office:value-type="float" office:value="2942823.2700196169" table:style-name="ce27">
            <text:p>2.942.823<text:s/></text:p>
          </table:table-cell>
          <table:table-cell office:value-type="float" office:value="2490442145.9800019" table:style-name="ce28">
            <text:p>2.490.442.146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20">
            <text:p>TOTAL GERAL <text:s text:c="2"/>[E]=[C]+[D]</text:p>
          </table:table-cell>
          <table:table-cell office:value-type="float" office:value="144858880.45791182" table:style-name="ce21">
            <text:p>144.858.880<text:s/></text:p>
          </table:table-cell>
          <table:table-cell office:value-type="float" office:value="411443920.14818317" table:style-name="ce21">
            <text:p>411.443.920<text:s/></text:p>
          </table:table-cell>
          <table:table-cell office:value-type="float" office:value="1233688821.9079053" table:style-name="ce21">
            <text:p>1.233.688.822<text:s/></text:p>
          </table:table-cell>
          <table:table-cell office:value-type="float" office:value="100744168.56440172" table:style-name="ce21">
            <text:p>100.744.169<text:s/></text:p>
          </table:table-cell>
          <table:table-cell office:value-type="float" office:value="2799002499.9143858" table:style-name="ce21">
            <text:p>2.799.002.500<text:s/></text:p>
          </table:table-cell>
          <table:table-cell office:value-type="float" office:value="1815688193.2412968" table:style-name="ce21">
            <text:p>1.815.688.193<text:s/></text:p>
          </table:table-cell>
          <table:table-cell office:value-type="float" office:value="8358811717.7824965" table:style-name="ce21">
            <text:p>8.358.811.718<text:s/></text:p>
          </table:table-cell>
          <table:table-cell office:value-type="float" office:value="1866424138.1590879" table:style-name="ce21">
            <text:p>1.866.424.138<text:s/></text:p>
          </table:table-cell>
          <table:table-cell office:value-type="float" office:value="1755475296.2785287" table:style-name="ce21">
            <text:p>1.755.475.296<text:s/></text:p>
          </table:table-cell>
          <table:table-cell office:value-type="float" office:value="880227923.50844073" table:style-name="ce21">
            <text:p>880.227.924<text:s/></text:p>
          </table:table-cell>
          <table:table-cell office:value-type="float" office:value="6931833079.2684441" table:style-name="ce21">
            <text:p>6.931.833.079<text:s/></text:p>
          </table:table-cell>
          <table:table-cell office:value-type="float" office:value="894186500.21186638" table:style-name="ce21">
            <text:p>894.186.500<text:s/></text:p>
          </table:table-cell>
          <table:table-cell office:value-type="float" office:value="1154576461.9015057" table:style-name="ce21">
            <text:p>1.154.576.462<text:s/></text:p>
          </table:table-cell>
          <table:table-cell office:value-type="float" office:value="1220914752.1532736" table:style-name="ce21">
            <text:p>1.220.914.752<text:s/></text:p>
          </table:table-cell>
          <table:table-cell office:value-type="float" office:value="680854713.75022459" table:style-name="ce21">
            <text:p>680.854.714<text:s/></text:p>
          </table:table-cell>
          <table:table-cell office:value-type="float" office:value="2303609791.1569896" table:style-name="ce21">
            <text:p>2.303.609.791<text:s/></text:p>
          </table:table-cell>
          <table:table-cell office:value-type="float" office:value="441391200.05713892" table:style-name="ce21">
            <text:p>441.391.200<text:s/></text:p>
          </table:table-cell>
          <table:table-cell office:value-type="float" office:value="5682919109.1261082" table:style-name="ce21">
            <text:p>5.682.919.109<text:s/></text:p>
          </table:table-cell>
          <table:table-cell office:value-type="float" office:value="18527382757.514229" table:style-name="ce21">
            <text:p>18.527.382.758<text:s/></text:p>
          </table:table-cell>
          <table:table-cell office:value-type="float" office:value="607265081.78651178" table:style-name="ce21">
            <text:p>607.265.082<text:s/></text:p>
          </table:table-cell>
          <table:table-cell office:value-type="float" office:value="310047325.33968753" table:style-name="ce21">
            <text:p>310.047.325<text:s/></text:p>
          </table:table-cell>
          <table:table-cell office:value-type="float" office:value="115831556.92328262" table:style-name="ce21">
            <text:p>115.831.557<text:s/></text:p>
          </table:table-cell>
          <table:table-cell office:value-type="float" office:value="5961752010.0737247" table:style-name="ce21">
            <text:p>5.961.752.010<text:s/></text:p>
          </table:table-cell>
          <table:table-cell office:value-type="float" office:value="4865790978.221777" table:style-name="ce21">
            <text:p>4.865.790.978<text:s/></text:p>
          </table:table-cell>
          <table:table-cell office:value-type="float" office:value="404646286.9933762" table:style-name="ce21">
            <text:p>404.646.287<text:s/></text:p>
          </table:table-cell>
          <table:table-cell office:value-type="float" office:value="40903692293.379356" table:style-name="ce21">
            <text:p>40.903.692.293<text:s/></text:p>
          </table:table-cell>
          <table:table-cell office:value-type="float" office:value="290510662.65987337" table:style-name="ce21">
            <text:p>290.510.663<text:s/></text:p>
          </table:table-cell>
          <table:table-cell office:value-type="float" office:value="110663570120.48001" table:style-name="ce22">
            <text:p>110.663.570.120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9" table:style-name="ro6">
          <table:table-cell table:style-name="ce7"/>
          <table:table-cell table:number-columns-repeated="16383" table:style-name="ce1"/>
        </table:table-row>
        <table:table-row table:number-rows-repeated="65469" table:style-name="ro6">
          <table:table-cell table:style-name="ce7"/>
          <table:table-cell table:number-columns-repeated="16383"/>
        </table:table-row>
        <table:table-row table:number-rows-repeated="98304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Arial2" svg:font-family="Arial2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2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Usuário do Windows</dc:creator>
    <meta:creation-date>2004-03-11T18:47:37Z</meta:creation-date>
    <dc:date>2018-10-09T14:29:20Z</dc:date>
    <meta:print-date>2011-05-12T16:46:54Z</meta:print-date>
    <meta:editing-cycles>41</meta:editing-cycles>
    <meta:editing-duration>PT4293S</meta:editing-duration>
  </office:meta>
</office:document-meta>
</file>